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bmp"/>
  <manifest:file-entry manifest:media-type="" manifest:full-path="Object 1/Pictures/2000000D000000DD000000DD4B075D33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2cm" svg:height="19.597cm" svg:x="1cm" svg:y="0.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28T19:29:55.26</meta:creation-date>
    <dc:date>2016-03-29T01:57:52.39</dc:date>
    <dc:creator>SSE </dc:creator>
    <meta:editing-duration>PT3H12M2S</meta:editing-duration>
    <meta:editing-cycles>6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fals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false">
        <chart:symbol-image xlink:href="Pictures/2000000D000000DD000000DD3F0040E4.bmp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01cm" chart:symbol-height="0.01cm" chart:link-data-style-to-source="false">
        <chart:symbol-image xlink:href="Pictures/2000000D000000DD000000DD4B075D33.bmp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01cm" svg:height="19.598cm" xlink:href="." xlink:type="simple" chart:class="chart:scatter" chart:style-name="ch1">
        <chart:title svg:x="9.946cm" svg:y="0.527cm" chart:style-name="ch2">
          <text:p>Support vectors</text:p>
        </chart:title>
        <chart:legend chart:legend-position="end" svg:x="20.477cm" svg:y="8.041cm" style:legend-expansion="high" chart:style-name="ch3"/>
        <chart:plot-area chart:style-name="ch4" chart:data-source-has-labels="both" svg:x="1.833cm" svg:y="2.971cm" svg:width="17.636cm" svg:height="14.937cm">
          <chartooo:coordinate-region svg:x="2.666cm" svg:y="3.21cm" svg:width="16.682cm" svg:height="13.972cm"/>
          <chart:axis chart:dimension="x" chart:name="primary-x" chart:style-name="ch5" chartooo:axis-type="auto">
            <chart:title svg:x="10.443cm" svg:y="18.299cm" chart:style-name="ch6">
              <text:p>x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10.647cm" chart:style-name="ch7">
              <text:p>y</text:p>
            </chart:title>
          </chart:axis>
          <chart:series chart:style-name="ch8" chart:values-cell-range-address="local-table.$E$2:.$E$1001" chart:label-cell-address="local-table.$E$1" chart:class="chart:scatter">
            <chart:domain table:cell-range-address="local-table.$D$2:.$D$1001"/>
            <chart:data-point chart:repeated="1000"/>
          </chart:series>
          <chart:series chart:style-name="ch9" chart:values-cell-range-address="local-table.$G$2:.$G$1001" chart:label-cell-address="local-table.$G$1" chart:class="chart:scatter">
            <chart:domain table:cell-range-address="local-table.$F$2:.$F$1001"/>
            <chart:data-point chart:repeated="1000"/>
          </chart:series>
          <chart:series chart:style-name="ch10" chart:values-cell-range-address="local-table.$I$2:.$I$1001" chart:label-cell-address="local-table.$I$1" chart:class="chart:scatter">
            <chart:domain table:cell-range-address="local-table.$H$2:.$H$1001"/>
            <chart:data-point chart:repeated="1000"/>
          </chart:series>
          <chart:series chart:style-name="ch11" chart:values-cell-range-address="local-table.$K$2:.$K$1001" chart:label-cell-address="local-table.$K$1" chart:class="chart:scatter">
            <chart:domain table:cell-range-address="local-table.$J$2:.$J$1001"/>
            <chart:data-point chart:repeated="1000"/>
          </chart:series>
          <chart:series chart:style-name="ch12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order</text:p>
              </table:table-cell>
              <table:table-cell office:value-type="string">
                <text:p/>
              </table:table-cell>
              <table:table-cell office:value-type="string">
                <text:p>Positive support</text:p>
              </table:table-cell>
              <table:table-cell office:value-type="string">
                <text:p/>
              </table:table-cell>
              <table:table-cell office:value-type="string">
                <text:p>Negative support</text:p>
              </table:table-cell>
              <table:table-cell office:value-type="string">
                <text:p/>
              </table:table-cell>
              <table:table-cell office:value-type="string">
                <text:p>Class 1</text:p>
              </table:table-cell>
              <table:table-cell office:value-type="string">
                <text:p/>
              </table:table-cell>
              <table:table-cell office:value-type="string">
                <text:p>Clas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1425">
                <text:p>0.311425</text:p>
              </table:table-cell>
              <table:table-cell office:value-type="float" office:value="0.607129">
                <text:p>0.607129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781433">
                <text:p>0.781433</text:p>
              </table:table-cell>
              <table:table-cell office:value-type="float" office:value="0.856991">
                <text:p>0.8569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987">
                <text:p>0.444987</text:p>
              </table:table-cell>
              <table:table-cell office:value-type="float" office:value="0.651464">
                <text:p>0.651464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763">
                <text:p>0.39763</text:p>
              </table:table-cell>
              <table:table-cell office:value-type="float" office:value="0.360744">
                <text:p>0.360744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  <table:table-cell office:value-type="float" office:value="0.199997">
                <text:p>0.199997</text:p>
              </table:table-cell>
              <table:table-cell office:value-type="float" office:value="0.45417">
                <text:p>0.45417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246">
                <text:p>0.559246</text:p>
              </table:table-cell>
              <table:table-cell office:value-type="float" office:value="0.668482">
                <text:p>0.668482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19132">
                <text:p>0.519132</text:p>
              </table:table-cell>
              <table:table-cell office:value-type="float" office:value="0.098084">
                <text:p>0.098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6546">
                <text:p>0.466546</text:p>
              </table:table-cell>
              <table:table-cell office:value-type="float" office:value="0.384268">
                <text:p>0.384268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  <table:table-cell office:value-type="float" office:value="0.423644">
                <text:p>0.423644</text:p>
              </table:table-cell>
              <table:table-cell office:value-type="float" office:value="0.536353">
                <text:p>0.536353</text:p>
              </table:table-cell>
              <table:table-cell office:value-type="float" office:value="0.738734">
                <text:p>0.738734</text:p>
              </table:table-cell>
              <table:table-cell office:value-type="float" office:value="0.69054">
                <text:p>0.6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0412">
                <text:p>0.630412</text:p>
              </table:table-cell>
              <table:table-cell office:value-type="float" office:value="0.526065">
                <text:p>0.526065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3603">
                <text:p>0.403603</text:p>
              </table:table-cell>
              <table:table-cell office:value-type="float" office:value="0.638499">
                <text:p>0.638499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  <table:table-cell office:value-type="float" office:value="0.169647">
                <text:p>0.169647</text:p>
              </table:table-cell>
              <table:table-cell office:value-type="float" office:value="0.435821">
                <text:p>0.435821</text:p>
              </table:table-cell>
              <table:table-cell office:value-type="float" office:value="0.406528">
                <text:p>0.406528</text:p>
              </table:table-cell>
              <table:table-cell office:value-type="float" office:value="0.768997">
                <text:p>0.768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382">
                <text:p>0.407382</text:p>
              </table:table-cell>
              <table:table-cell office:value-type="float" office:value="0.36358">
                <text:p>0.36358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  <table:table-cell office:value-type="float" office:value="0.411567">
                <text:p>0.411567</text:p>
              </table:table-cell>
              <table:table-cell office:value-type="float" office:value="0.443347">
                <text:p>0.443347</text:p>
              </table:table-cell>
              <table:table-cell office:value-type="float" office:value="0.628225">
                <text:p>0.628225</text:p>
              </table:table-cell>
              <table:table-cell office:value-type="float" office:value="0.839363">
                <text:p>0.839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0916">
                <text:p>0.520916</text:p>
              </table:table-cell>
              <table:table-cell office:value-type="float" office:value="0.668354">
                <text:p>0.668354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  <table:table-cell office:value-type="float" office:value="0.392293">
                <text:p>0.392293</text:p>
              </table:table-cell>
              <table:table-cell office:value-type="float" office:value="0.465504">
                <text:p>0.465504</text:p>
              </table:table-cell>
              <table:table-cell office:value-type="float" office:value="0.753884">
                <text:p>0.753884</text:p>
              </table:table-cell>
              <table:table-cell office:value-type="float" office:value="0.730422">
                <text:p>0.73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1656">
                <text:p>0.591656</text:p>
              </table:table-cell>
              <table:table-cell office:value-type="float" office:value="0.464953">
                <text:p>0.464953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93232">
                <text:p>0.493232</text:p>
              </table:table-cell>
              <table:table-cell office:value-type="float" office:value="0.944945">
                <text:p>0.944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142">
                <text:p>0.606142</text:p>
              </table:table-cell>
              <table:table-cell office:value-type="float" office:value="0.482436">
                <text:p>0.482436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  <table:table-cell office:value-type="float" office:value="0.319425">
                <text:p>0.319425</text:p>
              </table:table-cell>
              <table:table-cell office:value-type="float" office:value="0.451973">
                <text:p>0.451973</text:p>
              </table:table-cell>
              <table:table-cell office:value-type="float" office:value="0.561548">
                <text:p>0.561548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902">
                <text:p>0.431902</text:p>
              </table:table-cell>
              <table:table-cell office:value-type="float" office:value="0.647515">
                <text:p>0.647515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  <table:table-cell office:value-type="float" office:value="0.544479">
                <text:p>0.544479</text:p>
              </table:table-cell>
              <table:table-cell office:value-type="float" office:value="0.525051">
                <text:p>0.525051</text:p>
              </table:table-cell>
              <table:table-cell office:value-type="float" office:value="1.026745">
                <text:p>1.026745</text:p>
              </table:table-cell>
              <table:table-cell office:value-type="float" office:value="0.374706">
                <text:p>0.37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1535">
                <text:p>0.521535</text:p>
              </table:table-cell>
              <table:table-cell office:value-type="float" office:value="0.410737">
                <text:p>0.410737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  <table:table-cell office:value-type="float" office:value="0.386807">
                <text:p>0.386807</text:p>
              </table:table-cell>
              <table:table-cell office:value-type="float" office:value="0.525684">
                <text:p>0.525684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263">
                <text:p>0.629263</text:p>
              </table:table-cell>
              <table:table-cell office:value-type="float" office:value="0.523162">
                <text:p>0.523162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6843">
                <text:p>0.216843</text:p>
              </table:table-cell>
              <table:table-cell office:value-type="float" office:value="0.180428">
                <text:p>0.180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3182">
                <text:p>0.613182</text:p>
              </table:table-cell>
              <table:table-cell office:value-type="float" office:value="0.492558">
                <text:p>0.492558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  <table:table-cell office:value-type="float" office:value="0.306028">
                <text:p>0.306028</text:p>
              </table:table-cell>
              <table:table-cell office:value-type="float" office:value="0.513874">
                <text:p>0.513874</text:p>
              </table:table-cell>
              <table:table-cell office:value-type="float" office:value="0.666416">
                <text:p>0.666416</text:p>
              </table:table-cell>
              <table:table-cell office:value-type="float" office:value="0.354166">
                <text:p>0.354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0371">
                <text:p>0.400371</text:p>
              </table:table-cell>
              <table:table-cell office:value-type="float" office:value="0.637438">
                <text:p>0.637438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  <table:table-cell office:value-type="float" office:value="0.393715">
                <text:p>0.393715</text:p>
              </table:table-cell>
              <table:table-cell office:value-type="float" office:value="0.43487">
                <text:p>0.43487</text:p>
              </table:table-cell>
              <table:table-cell office:value-type="float" office:value="0.55073">
                <text:p>0.55073</text:p>
              </table:table-cell>
              <table:table-cell office:value-type="float" office:value="0.362866">
                <text:p>0.362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1672">
                <text:p>0.541672</text:p>
              </table:table-cell>
              <table:table-cell office:value-type="float" office:value="0.423076">
                <text:p>0.423076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  <table:table-cell office:value-type="float" office:value="0.104033">
                <text:p>0.104033</text:p>
              </table:table-cell>
              <table:table-cell office:value-type="float" office:value="0.352304">
                <text:p>0.352304</text:p>
              </table:table-cell>
              <table:table-cell office:value-type="float" office:value="0.446838">
                <text:p>0.446838</text:p>
              </table:table-cell>
              <table:table-cell office:value-type="float" office:value="0.762308">
                <text:p>0.76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892">
                <text:p>0.469892</text:p>
              </table:table-cell>
              <table:table-cell office:value-type="float" office:value="0.658398">
                <text:p>0.658398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627983">
                <text:p>0.627983</text:p>
              </table:table-cell>
              <table:table-cell office:value-type="float" office:value="0.933233">
                <text:p>0.933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4237">
                <text:p>0.564237</text:p>
              </table:table-cell>
              <table:table-cell office:value-type="float" office:value="0.667746">
                <text:p>0.667746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  <table:table-cell office:value-type="float" office:value="0.536248">
                <text:p>0.536248</text:p>
              </table:table-cell>
              <table:table-cell office:value-type="float" office:value="0.492472">
                <text:p>0.492472</text:p>
              </table:table-cell>
              <table:table-cell office:value-type="float" office:value="0.123779">
                <text:p>0.123779</text:p>
              </table:table-cell>
              <table:table-cell office:value-type="float" office:value="0.775011">
                <text:p>0.775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732">
                <text:p>0.58732</text:p>
              </table:table-cell>
              <table:table-cell office:value-type="float" office:value="0.460373">
                <text:p>0.460373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535522">
                <text:p>0.535522</text:p>
              </table:table-cell>
              <table:table-cell office:value-type="float" office:value="0.716462">
                <text:p>0.716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374">
                <text:p>0.458374</text:p>
              </table:table-cell>
              <table:table-cell office:value-type="float" office:value="0.655303">
                <text:p>0.655303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56393">
                <text:p>0.56393</text:p>
              </table:table-cell>
              <table:table-cell office:value-type="float" office:value="0.814674">
                <text:p>0.814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4282">
                <text:p>0.554282</text:p>
              </table:table-cell>
              <table:table-cell office:value-type="float" office:value="0.66901">
                <text:p>0.66901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  <table:table-cell office:value-type="float" office:value="0.502104">
                <text:p>0.502104</text:p>
              </table:table-cell>
              <table:table-cell office:value-type="float" office:value="0.452533">
                <text:p>0.452533</text:p>
              </table:table-cell>
              <table:table-cell office:value-type="float" office:value="0.984938">
                <text:p>0.984938</text:p>
              </table:table-cell>
              <table:table-cell office:value-type="float" office:value="0.873171">
                <text:p>0.87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8981">
                <text:p>0.568981</text:p>
              </table:table-cell>
              <table:table-cell office:value-type="float" office:value="0.666842">
                <text:p>0.666842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  <table:table-cell office:value-type="float" office:value="0.525401">
                <text:p>0.525401</text:p>
              </table:table-cell>
              <table:table-cell office:value-type="float" office:value="0.51496">
                <text:p>0.51496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9448">
                <text:p>0.409448</text:p>
              </table:table-cell>
              <table:table-cell office:value-type="float" office:value="0.364199">
                <text:p>0.364199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749345">
                <text:p>0.749345</text:p>
              </table:table-cell>
              <table:table-cell office:value-type="float" office:value="0.828214">
                <text:p>0.828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257">
                <text:p>0.41257</text:p>
              </table:table-cell>
              <table:table-cell office:value-type="float" office:value="0.365148">
                <text:p>0.365148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82966">
                <text:p>0.82966</text:p>
              </table:table-cell>
              <table:table-cell office:value-type="float" office:value="0.36844">
                <text:p>0.36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62">
                <text:p>0.26862</text:p>
              </table:table-cell>
              <table:table-cell office:value-type="float" office:value="0.333673">
                <text:p>0.333673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52869">
                <text:p>0.352869</text:p>
              </table:table-cell>
              <table:table-cell office:value-type="float" office:value="0.860031">
                <text:p>0.860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314">
                <text:p>0.441314</text:p>
              </table:table-cell>
              <table:table-cell office:value-type="float" office:value="0.650374">
                <text:p>0.650374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  <table:table-cell office:value-type="float" office:value="0.378289">
                <text:p>0.378289</text:p>
              </table:table-cell>
              <table:table-cell office:value-type="float" office:value="0.54519">
                <text:p>0.54519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3507">
                <text:p>0.623507</text:p>
              </table:table-cell>
              <table:table-cell office:value-type="float" office:value="0.632306">
                <text:p>0.632306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  <table:table-cell office:value-type="float" office:value="0.312772">
                <text:p>0.312772</text:p>
              </table:table-cell>
              <table:table-cell office:value-type="float" office:value="0.521095">
                <text:p>0.521095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7605">
                <text:p>0.567605</text:p>
              </table:table-cell>
              <table:table-cell office:value-type="float" office:value="0.667126">
                <text:p>0.667126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8172">
                <text:p>0.548172</text:p>
              </table:table-cell>
              <table:table-cell office:value-type="float" office:value="0.669405">
                <text:p>0.669405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822777">
                <text:p>0.822777</text:p>
              </table:table-cell>
              <table:table-cell office:value-type="float" office:value="0.325373">
                <text:p>0.325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1187">
                <text:p>0.561187</text:p>
              </table:table-cell>
              <table:table-cell office:value-type="float" office:value="0.668221">
                <text:p>0.668221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52952">
                <text:p>0.52952</text:p>
              </table:table-cell>
              <table:table-cell office:value-type="float" office:value="0.778531">
                <text:p>0.778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5145">
                <text:p>0.595145</text:p>
              </table:table-cell>
              <table:table-cell office:value-type="float" office:value="0.657335">
                <text:p>0.657335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  <table:table-cell office:value-type="float" office:value="0.44832">
                <text:p>0.44832</text:p>
              </table:table-cell>
              <table:table-cell office:value-type="float" office:value="0.512841">
                <text:p>0.512841</text:p>
              </table:table-cell>
              <table:table-cell office:value-type="float" office:value="0.185807">
                <text:p>0.185807</text:p>
              </table:table-cell>
              <table:table-cell office:value-type="float" office:value="0.734412">
                <text:p>0.734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752">
                <text:p>0.36675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  <table:table-cell office:value-type="float" office:value="0.444914">
                <text:p>0.444914</text:p>
              </table:table-cell>
              <table:table-cell office:value-type="float" office:value="0.591714">
                <text:p>0.591714</text:p>
              </table:table-cell>
              <table:table-cell office:value-type="float" office:value="0.344973">
                <text:p>0.344973</text:p>
              </table:table-cell>
              <table:table-cell office:value-type="float" office:value="0.220077">
                <text:p>0.220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258">
                <text:p>0.21258</text:p>
              </table:table-cell>
              <table:table-cell office:value-type="float" office:value="0.573646">
                <text:p>0.573646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776078">
                <text:p>0.776078</text:p>
              </table:table-cell>
              <table:table-cell office:value-type="float" office:value="0.927748">
                <text:p>0.927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7947">
                <text:p>0.627947</text:p>
              </table:table-cell>
              <table:table-cell office:value-type="float" office:value="0.625378">
                <text:p>0.625378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724454">
                <text:p>0.724454</text:p>
              </table:table-cell>
              <table:table-cell office:value-type="float" office:value="0.615313">
                <text:p>0.615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1375">
                <text:p>0.531375</text:p>
              </table:table-cell>
              <table:table-cell office:value-type="float" office:value="0.669236">
                <text:p>0.669236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  <table:table-cell office:value-type="float" office:value="0.371796">
                <text:p>0.371796</text:p>
              </table:table-cell>
              <table:table-cell office:value-type="float" office:value="0.46977">
                <text:p>0.46977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253">
                <text:p>0.373253</text:p>
              </table:table-cell>
              <table:table-cell office:value-type="float" office:value="0.354251">
                <text:p>0.354251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1.06485">
                <text:p>1.06485</text:p>
              </table:table-cell>
              <table:table-cell office:value-type="float" office:value="0.614778">
                <text:p>0.614778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679644">
                <text:p>0.679644</text:p>
              </table:table-cell>
              <table:table-cell office:value-type="float" office:value="0.435252">
                <text:p>0.4352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2022">
                <text:p>0.262022</text:p>
              </table:table-cell>
              <table:table-cell office:value-type="float" office:value="0.332654">
                <text:p>0.332654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4392">
                <text:p>0.344392</text:p>
              </table:table-cell>
              <table:table-cell office:value-type="float" office:value="0.618498">
                <text:p>0.618498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21118">
                <text:p>0.221118</text:p>
              </table:table-cell>
              <table:table-cell office:value-type="float" office:value="0.631763">
                <text:p>0.631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258">
                <text:p>0.273258</text:p>
              </table:table-cell>
              <table:table-cell office:value-type="float" office:value="0.594018">
                <text:p>0.594018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-0.0209542">
                <text:p>-0.0209542</text:p>
              </table:table-cell>
              <table:table-cell office:value-type="float" office:value="0.149122">
                <text:p>0.149122</text:p>
              </table:table-cell>
              <table:table-cell office:value-type="float" office:value="0.507055">
                <text:p>0.507055</text:p>
              </table:table-cell>
              <table:table-cell office:value-type="float" office:value="0.449447">
                <text:p>0.449447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2078">
                <text:p>0.532078</text:p>
              </table:table-cell>
              <table:table-cell office:value-type="float" office:value="0.416969">
                <text:p>0.41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32">
                <text:p>0.272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008">
                <text:p>0.49008</text:p>
              </table:table-cell>
              <table:table-cell office:value-type="float" office:value="0.394535">
                <text:p>0.39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  <table:table-cell office:value-type="float" office:value="0.480647">
                <text:p>0.480647</text:p>
              </table:table-cell>
              <table:table-cell office:value-type="float" office:value="0.573826">
                <text:p>0.573826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2621">
                <text:p>0.612621</text:p>
              </table:table-cell>
              <table:table-cell office:value-type="float" office:value="0.64476">
                <text:p>0.64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644561">
                <text:p>0.644561</text:p>
              </table:table-cell>
              <table:table-cell office:value-type="float" office:value="0.961297">
                <text:p>0.961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2581">
                <text:p>0.182581</text:p>
              </table:table-cell>
              <table:table-cell office:value-type="float" office:value="0.563892">
                <text:p>0.56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270403">
                <text:p>0.270403</text:p>
              </table:table-cell>
              <table:table-cell office:value-type="float" office:value="0.188882">
                <text:p>0.1888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214">
                <text:p>0.491214</text:p>
              </table:table-cell>
              <table:table-cell office:value-type="float" office:value="0.663454">
                <text:p>0.66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  <table:table-cell office:value-type="float" office:value="0.482879">
                <text:p>0.482879</text:p>
              </table:table-cell>
              <table:table-cell office:value-type="float" office:value="0.530354">
                <text:p>0.530354</text:p>
              </table:table-cell>
              <table:table-cell office:value-type="float" office:value="0.423195">
                <text:p>0.423195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3812">
                <text:p>0.593812</text:p>
              </table:table-cell>
              <table:table-cell office:value-type="float" office:value="0.467334">
                <text:p>0.46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197212">
                <text:p>0.197212</text:p>
              </table:table-cell>
              <table:table-cell office:value-type="float" office:value="0.667825">
                <text:p>0.667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279">
                <text:p>0.231279</text:p>
              </table:table-cell>
              <table:table-cell office:value-type="float" office:value="0.579842">
                <text:p>0.57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161">
                <text:p>0.382161</text:p>
              </table:table-cell>
              <table:table-cell office:value-type="float" office:value="0.453509">
                <text:p>0.453509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326">
                <text:p>0.54326</text:p>
              </table:table-cell>
              <table:table-cell office:value-type="float" office:value="0.669535">
                <text:p>0.66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872">
                <text:p>0.349872</text:p>
              </table:table-cell>
              <table:table-cell office:value-type="float" office:value="0.451654">
                <text:p>0.45165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5628">
                <text:p>0.245628</text:p>
              </table:table-cell>
              <table:table-cell office:value-type="float" office:value="0.58465">
                <text:p>0.5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74">
                <text:p>0.475974</text:p>
              </table:table-cell>
              <table:table-cell office:value-type="float" office:value="0.500614">
                <text:p>0.500614</text:p>
              </table:table-cell>
              <table:table-cell office:value-type="float" office:value="0.567637">
                <text:p>0.567637</text:p>
              </table:table-cell>
              <table:table-cell office:value-type="float" office:value="0.300439">
                <text:p>0.300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6536">
                <text:p>0.466536</text:p>
              </table:table-cell>
              <table:table-cell office:value-type="float" office:value="0.384264">
                <text:p>0.38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63">
                <text:p>0.299863</text:p>
              </table:table-cell>
              <table:table-cell office:value-type="float" office:value="0.467556">
                <text:p>0.46755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346">
                <text:p>0.429346</text:p>
              </table:table-cell>
              <table:table-cell office:value-type="float" office:value="0.370516">
                <text:p>0.3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765039">
                <text:p>0.765039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3037">
                <text:p>0.533037</text:p>
              </table:table-cell>
              <table:table-cell office:value-type="float" office:value="0.669327">
                <text:p>0.66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491">
                <text:p>0.239491</text:p>
              </table:table-cell>
              <table:table-cell office:value-type="float" office:value="0.465479">
                <text:p>0.465479</text:p>
              </table:table-cell>
              <table:table-cell office:value-type="float" office:value="0.607512">
                <text:p>0.607512</text:p>
              </table:table-cell>
              <table:table-cell office:value-type="float" office:value="0.908005">
                <text:p>0.908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4167">
                <text:p>0.514167</text:p>
              </table:table-cell>
              <table:table-cell office:value-type="float" office:value="0.406644">
                <text:p>0.406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84">
                <text:p>0.44684</text:p>
              </table:table-cell>
              <table:table-cell office:value-type="float" office:value="0.465812">
                <text:p>0.46581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8963">
                <text:p>0.558963</text:p>
              </table:table-cell>
              <table:table-cell office:value-type="float" office:value="0.435344">
                <text:p>0.43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607529">
                <text:p>0.607529</text:p>
              </table:table-cell>
              <table:table-cell office:value-type="float" office:value="0.30599">
                <text:p>0.30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4503">
                <text:p>0.384503</text:p>
              </table:table-cell>
              <table:table-cell office:value-type="float" office:value="0.632161">
                <text:p>0.63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012">
                <text:p>0.278012</text:p>
              </table:table-cell>
              <table:table-cell office:value-type="float" office:value="0.436159">
                <text:p>0.43615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866">
                <text:p>0.36866</text:p>
              </table:table-cell>
              <table:table-cell office:value-type="float" office:value="0.353116">
                <text:p>0.35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034">
                <text:p>0.478034</text:p>
              </table:table-cell>
              <table:table-cell office:value-type="float" office:value="0.502191">
                <text:p>0.50219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0144">
                <text:p>0.640144</text:p>
              </table:table-cell>
              <table:table-cell office:value-type="float" office:value="0.58249">
                <text:p>0.5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8051">
                <text:p>0.298051</text:p>
              </table:table-cell>
              <table:table-cell office:value-type="float" office:value="0.338531">
                <text:p>0.3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671714">
                <text:p>0.671714</text:p>
              </table:table-cell>
              <table:table-cell office:value-type="float" office:value="0.508075">
                <text:p>0.508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9405">
                <text:p>0.419405</text:p>
              </table:table-cell>
              <table:table-cell office:value-type="float" office:value="0.643602">
                <text:p>0.64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335">
                <text:p>0.329335</text:p>
              </table:table-cell>
              <table:table-cell office:value-type="float" office:value="0.414528">
                <text:p>0.414528</text:p>
              </table:table-cell>
              <table:table-cell office:value-type="float" office:value="0.212843">
                <text:p>0.212843</text:p>
              </table:table-cell>
              <table:table-cell office:value-type="float" office:value="0.209029">
                <text:p>0.209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4886">
                <text:p>0.384886</text:p>
              </table:table-cell>
              <table:table-cell office:value-type="float" office:value="0.357249">
                <text:p>0.35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01">
                <text:p>0.44101</text:p>
              </table:table-cell>
              <table:table-cell office:value-type="float" office:value="0.518799">
                <text:p>0.518799</text:p>
              </table:table-cell>
              <table:table-cell office:value-type="float" office:value="0.368162">
                <text:p>0.368162</text:p>
              </table:table-cell>
              <table:table-cell office:value-type="float" office:value="0.70285">
                <text:p>0.70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29">
                <text:p>0.3529</text:p>
              </table:table-cell>
              <table:table-cell office:value-type="float" office:value="0.621421">
                <text:p>0.62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746078">
                <text:p>0.746078</text:p>
              </table:table-cell>
              <table:table-cell office:value-type="float" office:value="0.716862">
                <text:p>0.716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8827">
                <text:p>0.468827</text:p>
              </table:table-cell>
              <table:table-cell office:value-type="float" office:value="0.385205">
                <text:p>0.38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06">
                <text:p>0.298506</text:p>
              </table:table-cell>
              <table:table-cell office:value-type="float" office:value="0.424791">
                <text:p>0.424791</text:p>
              </table:table-cell>
              <table:table-cell office:value-type="float" office:value="0.682503">
                <text:p>0.682503</text:p>
              </table:table-cell>
              <table:table-cell office:value-type="float" office:value="0.457533">
                <text:p>0.457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1948">
                <text:p>0.611948</text:p>
              </table:table-cell>
              <table:table-cell office:value-type="float" office:value="0.645383">
                <text:p>0.64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127">
                <text:p>0.455127</text:p>
              </table:table-cell>
              <table:table-cell office:value-type="float" office:value="0.439766">
                <text:p>0.439766</text:p>
              </table:table-cell>
              <table:table-cell office:value-type="float" office:value="0.682884">
                <text:p>0.682884</text:p>
              </table:table-cell>
              <table:table-cell office:value-type="float" office:value="1.094026">
                <text:p>1.094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4914">
                <text:p>0.614914</text:p>
              </table:table-cell>
              <table:table-cell office:value-type="float" office:value="0.642527">
                <text:p>0.6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43">
                <text:p>0.413343</text:p>
              </table:table-cell>
              <table:table-cell office:value-type="float" office:value="0.556739">
                <text:p>0.556739</text:p>
              </table:table-cell>
              <table:table-cell office:value-type="float" office:value="0.420057">
                <text:p>0.420057</text:p>
              </table:table-cell>
              <table:table-cell office:value-type="float" office:value="0.76739">
                <text:p>0.76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8018">
                <text:p>0.628018</text:p>
              </table:table-cell>
              <table:table-cell office:value-type="float" office:value="0.625249">
                <text:p>0.62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744098">
                <text:p>0.744098</text:p>
              </table:table-cell>
              <table:table-cell office:value-type="float" office:value="0.235549">
                <text:p>0.235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3303">
                <text:p>0.513303</text:p>
              </table:table-cell>
              <table:table-cell office:value-type="float" office:value="0.667401">
                <text:p>0.66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898">
                <text:p>0.325898</text:p>
              </table:table-cell>
              <table:table-cell office:value-type="float" office:value="0.477801">
                <text:p>0.47780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8607">
                <text:p>0.378607</text:p>
              </table:table-cell>
              <table:table-cell office:value-type="float" office:value="0.630175">
                <text:p>0.6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76465">
                <text:p>0.76465</text:p>
              </table:table-cell>
              <table:table-cell office:value-type="float" office:value="0.460344">
                <text:p>0.460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124">
                <text:p>0.41124</text:p>
              </table:table-cell>
              <table:table-cell office:value-type="float" office:value="0.640983">
                <text:p>0.6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043">
                <text:p>0.381043</text:p>
              </table:table-cell>
              <table:table-cell office:value-type="float" office:value="0.472113">
                <text:p>0.472113</text:p>
              </table:table-cell>
              <table:table-cell office:value-type="float" office:value="0.499311">
                <text:p>0.499311</text:p>
              </table:table-cell>
              <table:table-cell office:value-type="float" office:value="0.837519">
                <text:p>0.837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3206">
                <text:p>0.443206</text:p>
              </table:table-cell>
              <table:table-cell office:value-type="float" office:value="0.650938">
                <text:p>0.65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2">
                <text:p>0.3652</text:p>
              </table:table-cell>
              <table:table-cell office:value-type="float" office:value="0.461578">
                <text:p>0.461578</text:p>
              </table:table-cell>
              <table:table-cell office:value-type="float" office:value="0.389696">
                <text:p>0.389696</text:p>
              </table:table-cell>
              <table:table-cell office:value-type="float" office:value="0.192173">
                <text:p>0.192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3604">
                <text:p>0.573604</text:p>
              </table:table-cell>
              <table:table-cell office:value-type="float" office:value="0.447339">
                <text:p>0.44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635511">
                <text:p>0.635511</text:p>
              </table:table-cell>
              <table:table-cell office:value-type="float" office:value="0.345749">
                <text:p>0.3457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8814">
                <text:p>0.568814</text:p>
              </table:table-cell>
              <table:table-cell office:value-type="float" office:value="0.443224">
                <text:p>0.44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481">
                <text:p>0.40481</text:p>
              </table:table-cell>
              <table:table-cell office:value-type="float" office:value="0.638894">
                <text:p>0.63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249">
                <text:p>0.411249</text:p>
              </table:table-cell>
              <table:table-cell office:value-type="float" office:value="0.542637">
                <text:p>0.542637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0956">
                <text:p>0.360956</text:p>
              </table:table-cell>
              <table:table-cell office:value-type="float" office:value="0.624181">
                <text:p>0.62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3628">
                <text:p>0.443628</text:p>
              </table:table-cell>
              <table:table-cell office:value-type="float" office:value="0.426789">
                <text:p>0.426789</text:p>
              </table:table-cell>
              <table:table-cell office:value-type="float" office:value="0.463322">
                <text:p>0.463322</text:p>
              </table:table-cell>
              <table:table-cell office:value-type="float" office:value="1.056502">
                <text:p>1.056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039">
                <text:p>0.48039</text:p>
              </table:table-cell>
              <table:table-cell office:value-type="float" office:value="0.661012">
                <text:p>0.66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74">
                <text:p>0.37174</text:p>
              </table:table-cell>
              <table:table-cell office:value-type="float" office:value="0.477184">
                <text:p>0.477184</text:p>
              </table:table-cell>
              <table:table-cell office:value-type="float" office:value="0.346599">
                <text:p>0.346599</text:p>
              </table:table-cell>
              <table:table-cell office:value-type="float" office:value="0.751918">
                <text:p>0.751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8591">
                <text:p>0.478591</text:p>
              </table:table-cell>
              <table:table-cell office:value-type="float" office:value="0.66058">
                <text:p>0.6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486">
                <text:p>0.509486</text:p>
              </table:table-cell>
              <table:table-cell office:value-type="float" office:value="0.53573">
                <text:p>0.5357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4374">
                <text:p>0.364374</text:p>
              </table:table-cell>
              <table:table-cell office:value-type="float" office:value="0.625347">
                <text:p>0.62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65">
                <text:p>0.399565</text:p>
              </table:table-cell>
              <table:table-cell office:value-type="float" office:value="0.442471">
                <text:p>0.442471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3626">
                <text:p>0.563626</text:p>
              </table:table-cell>
              <table:table-cell office:value-type="float" office:value="0.438982">
                <text:p>0.43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8">
                <text:p>0.04188</text:p>
              </table:table-cell>
              <table:table-cell office:value-type="float" office:value="0.405713">
                <text:p>0.405713</text:p>
              </table:table-cell>
              <table:table-cell office:value-type="float" office:value="0.161004">
                <text:p>0.161004</text:p>
              </table:table-cell>
              <table:table-cell office:value-type="float" office:value="0.146153">
                <text:p>0.146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744">
                <text:p>0.529744</text:p>
              </table:table-cell>
              <table:table-cell office:value-type="float" office:value="0.669134">
                <text:p>0.66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53468">
                <text:p>0.553468</text:p>
              </table:table-cell>
              <table:table-cell office:value-type="float" office:value="0.949481">
                <text:p>0.949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081">
                <text:p>0.479081</text:p>
              </table:table-cell>
              <table:table-cell office:value-type="float" office:value="0.389566">
                <text:p>0.38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034">
                <text:p>0.407034</text:p>
              </table:table-cell>
              <table:table-cell office:value-type="float" office:value="0.513929">
                <text:p>0.513929</text:p>
              </table:table-cell>
              <table:table-cell office:value-type="float" office:value="0.423145">
                <text:p>0.423145</text:p>
              </table:table-cell>
              <table:table-cell office:value-type="float" office:value="0.700942">
                <text:p>0.7009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204">
                <text:p>0.34204</text:p>
              </table:table-cell>
              <table:table-cell office:value-type="float" office:value="0.34703">
                <text:p>0.34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637">
                <text:p>0.456637</text:p>
              </table:table-cell>
              <table:table-cell office:value-type="float" office:value="0.497171">
                <text:p>0.497171</text:p>
              </table:table-cell>
              <table:table-cell office:value-type="float" office:value="0.751515">
                <text:p>0.751515</text:p>
              </table:table-cell>
              <table:table-cell office:value-type="float" office:value="0.853852">
                <text:p>0.853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3972">
                <text:p>0.623972</text:p>
              </table:table-cell>
              <table:table-cell office:value-type="float" office:value="0.631646">
                <text:p>0.63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99">
                <text:p>0.475599</text:p>
              </table:table-cell>
              <table:table-cell office:value-type="float" office:value="0.505577">
                <text:p>0.505577</text:p>
              </table:table-cell>
              <table:table-cell office:value-type="float" office:value="0.216488">
                <text:p>0.216488</text:p>
              </table:table-cell>
              <table:table-cell office:value-type="float" office:value="0.935381">
                <text:p>0.935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6562">
                <text:p>0.436562</text:p>
              </table:table-cell>
              <table:table-cell office:value-type="float" office:value="0.648943">
                <text:p>0.64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417">
                <text:p>0.426417</text:p>
              </table:table-cell>
              <table:table-cell office:value-type="float" office:value="0.53213">
                <text:p>0.53213</text:p>
              </table:table-cell>
              <table:table-cell office:value-type="float" office:value="0.735666">
                <text:p>0.735666</text:p>
              </table:table-cell>
              <table:table-cell office:value-type="float" office:value="0.361916">
                <text:p>0.361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2877">
                <text:p>0.632877</text:p>
              </table:table-cell>
              <table:table-cell office:value-type="float" office:value="0.532915">
                <text:p>0.53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30205">
                <text:p>0.230205</text:p>
              </table:table-cell>
              <table:table-cell office:value-type="float" office:value="0.701902">
                <text:p>0.701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5795">
                <text:p>0.515795</text:p>
              </table:table-cell>
              <table:table-cell office:value-type="float" office:value="0.40753">
                <text:p>0.4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567316">
                <text:p>0.567316</text:p>
              </table:table-cell>
              <table:table-cell office:value-type="float" office:value="0.900773">
                <text:p>0.900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4707">
                <text:p>0.414707</text:p>
              </table:table-cell>
              <table:table-cell office:value-type="float" office:value="0.642101">
                <text:p>0.64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116">
                <text:p>0.420116</text:p>
              </table:table-cell>
              <table:table-cell office:value-type="float" office:value="0.414791">
                <text:p>0.414791</text:p>
              </table:table-cell>
              <table:table-cell office:value-type="float" office:value="0.272653">
                <text:p>0.272653</text:p>
              </table:table-cell>
              <table:table-cell office:value-type="float" office:value="0.202709">
                <text:p>0.202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634">
                <text:p>0.53634</text:p>
              </table:table-cell>
              <table:table-cell office:value-type="float" office:value="0.66946">
                <text:p>0.6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17">
                <text:p>0.326117</text:p>
              </table:table-cell>
              <table:table-cell office:value-type="float" office:value="0.481858">
                <text:p>0.481858</text:p>
              </table:table-cell>
              <table:table-cell office:value-type="float" office:value="0.818238">
                <text:p>0.818238</text:p>
              </table:table-cell>
              <table:table-cell office:value-type="float" office:value="0.705749">
                <text:p>0.7057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0402">
                <text:p>0.570402</text:p>
              </table:table-cell>
              <table:table-cell office:value-type="float" office:value="0.444566">
                <text:p>0.44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698">
                <text:p>0.367698</text:p>
              </table:table-cell>
              <table:table-cell office:value-type="float" office:value="0.45173">
                <text:p>0.45173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6972">
                <text:p>0.556972</text:p>
              </table:table-cell>
              <table:table-cell office:value-type="float" office:value="0.668748">
                <text:p>0.66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876">
                <text:p>0.486876</text:p>
              </table:table-cell>
              <table:table-cell office:value-type="float" office:value="0.489083">
                <text:p>0.489083</text:p>
              </table:table-cell>
              <table:table-cell office:value-type="float" office:value="0.688431">
                <text:p>0.688431</text:p>
              </table:table-cell>
              <table:table-cell office:value-type="float" office:value="0.742237">
                <text:p>0.742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0593">
                <text:p>0.430593</text:p>
              </table:table-cell>
              <table:table-cell office:value-type="float" office:value="0.370935">
                <text:p>0.37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816543">
                <text:p>0.816543</text:p>
              </table:table-cell>
              <table:table-cell office:value-type="float" office:value="0.694593">
                <text:p>0.694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7641">
                <text:p>0.597641</text:p>
              </table:table-cell>
              <table:table-cell office:value-type="float" office:value="0.471729">
                <text:p>0.47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789">
                <text:p>0.488789</text:p>
              </table:table-cell>
              <table:table-cell office:value-type="float" office:value="0.490491">
                <text:p>0.490491</text:p>
              </table:table-cell>
              <table:table-cell office:value-type="float" office:value="0.69477">
                <text:p>0.69477</text:p>
              </table:table-cell>
              <table:table-cell office:value-type="float" office:value="0.810763">
                <text:p>0.810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1863">
                <text:p>0.421863</text:p>
              </table:table-cell>
              <table:table-cell office:value-type="float" office:value="0.644382">
                <text:p>0.6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135">
                <text:p>0.335135</text:p>
              </table:table-cell>
              <table:table-cell office:value-type="float" office:value="0.526765">
                <text:p>0.526765</text:p>
              </table:table-cell>
              <table:table-cell office:value-type="float" office:value="0.237446">
                <text:p>0.237446</text:p>
              </table:table-cell>
              <table:table-cell office:value-type="float" office:value="0.636754">
                <text:p>0.636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7071">
                <text:p>0.437071</text:p>
              </table:table-cell>
              <table:table-cell office:value-type="float" office:value="0.649095">
                <text:p>0.64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299963">
                <text:p>0.299963</text:p>
              </table:table-cell>
              <table:table-cell office:value-type="float" office:value="0.801484">
                <text:p>0.801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0847">
                <text:p>0.520847</text:p>
              </table:table-cell>
              <table:table-cell office:value-type="float" office:value="0.410346">
                <text:p>0.41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223">
                <text:p>0.100223</text:p>
              </table:table-cell>
              <table:table-cell office:value-type="float" office:value="0.378267">
                <text:p>0.378267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4748">
                <text:p>0.624748</text:p>
              </table:table-cell>
              <table:table-cell office:value-type="float" office:value="0.513013">
                <text:p>0.51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77">
                <text:p>0.415177</text:p>
              </table:table-cell>
              <table:table-cell office:value-type="float" office:value="0.523441">
                <text:p>0.523441</text:p>
              </table:table-cell>
              <table:table-cell office:value-type="float" office:value="0.745945">
                <text:p>0.745945</text:p>
              </table:table-cell>
              <table:table-cell office:value-type="float" office:value="0.258607">
                <text:p>0.258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0782">
                <text:p>0.630782</text:p>
              </table:table-cell>
              <table:table-cell office:value-type="float" office:value="0.527034">
                <text:p>0.52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72195">
                <text:p>0.72195</text:p>
              </table:table-cell>
              <table:table-cell office:value-type="float" office:value="0.291339">
                <text:p>0.291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5058">
                <text:p>0.415058</text:p>
              </table:table-cell>
              <table:table-cell office:value-type="float" office:value="0.642212">
                <text:p>0.64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621313">
                <text:p>0.621313</text:p>
              </table:table-cell>
              <table:table-cell office:value-type="float" office:value="0.860338">
                <text:p>0.860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4413">
                <text:p>0.624413</text:p>
              </table:table-cell>
              <table:table-cell office:value-type="float" office:value="0.512327">
                <text:p>0.51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619">
                <text:p>0.455619</text:p>
              </table:table-cell>
              <table:table-cell office:value-type="float" office:value="0.45011">
                <text:p>0.45011</text:p>
              </table:table-cell>
              <table:table-cell office:value-type="float" office:value="0.613676">
                <text:p>0.613676</text:p>
              </table:table-cell>
              <table:table-cell office:value-type="float" office:value="0.821504">
                <text:p>0.821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4514">
                <text:p>0.424514</text:p>
              </table:table-cell>
              <table:table-cell office:value-type="float" office:value="0.645215">
                <text:p>0.64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263">
                <text:p>0.321263</text:p>
              </table:table-cell>
              <table:table-cell office:value-type="float" office:value="0.427781">
                <text:p>0.427781</text:p>
              </table:table-cell>
              <table:table-cell office:value-type="float" office:value="0.360079">
                <text:p>0.360079</text:p>
              </table:table-cell>
              <table:table-cell office:value-type="float" office:value="0.254361">
                <text:p>0.254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2972">
                <text:p>0.552972</text:p>
              </table:table-cell>
              <table:table-cell office:value-type="float" office:value="0.430888">
                <text:p>0.43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828">
                <text:p>0.470828</text:p>
              </table:table-cell>
              <table:table-cell office:value-type="float" office:value="0.419751">
                <text:p>0.419751</text:p>
              </table:table-cell>
              <table:table-cell office:value-type="float" office:value="0.326039">
                <text:p>0.326039</text:p>
              </table:table-cell>
              <table:table-cell office:value-type="float" office:value="0.253525">
                <text:p>0.253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4752">
                <text:p>0.464752</text:p>
              </table:table-cell>
              <table:table-cell office:value-type="float" office:value="0.38354">
                <text:p>0.3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819">
                <text:p>0.355819</text:p>
              </table:table-cell>
              <table:table-cell office:value-type="float" office:value="0.532076">
                <text:p>0.532076</text:p>
              </table:table-cell>
              <table:table-cell office:value-type="float" office:value="0.816769">
                <text:p>0.816769</text:p>
              </table:table-cell>
              <table:table-cell office:value-type="float" office:value="0.723348">
                <text:p>0.723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7886">
                <text:p>0.397886</text:p>
              </table:table-cell>
              <table:table-cell office:value-type="float" office:value="0.360817">
                <text:p>0.36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6858">
                <text:p>0.396858</text:p>
              </table:table-cell>
              <table:table-cell office:value-type="float" office:value="0.636279">
                <text:p>0.63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94">
                <text:p>0.611994</text:p>
              </table:table-cell>
              <table:table-cell office:value-type="float" office:value="0.245777">
                <text:p>0.245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9335">
                <text:p>0.479335</text:p>
              </table:table-cell>
              <table:table-cell office:value-type="float" office:value="0.389677">
                <text:p>0.38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195">
                <text:p>0.629195</text:p>
              </table:table-cell>
              <table:table-cell office:value-type="float" office:value="0.984483">
                <text:p>0.984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0486">
                <text:p>0.540486</text:p>
              </table:table-cell>
              <table:table-cell office:value-type="float" office:value="0.422296">
                <text:p>0.42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194">
                <text:p>0.926194</text:p>
              </table:table-cell>
              <table:table-cell office:value-type="float" office:value="0.301861">
                <text:p>0.3018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5061">
                <text:p>0.375061</text:p>
              </table:table-cell>
              <table:table-cell office:value-type="float" office:value="0.628979">
                <text:p>0.628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25">
                <text:p>0.66325</text:p>
              </table:table-cell>
              <table:table-cell office:value-type="float" office:value="0.390893">
                <text:p>0.390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073">
                <text:p>0.245073</text:p>
              </table:table-cell>
              <table:table-cell office:value-type="float" office:value="0.584463">
                <text:p>0.58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81">
                <text:p>0.236781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7721">
                <text:p>0.637721</text:p>
              </table:table-cell>
              <table:table-cell office:value-type="float" office:value="0.551041">
                <text:p>0.55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4914">
                <text:p>0.384914</text:p>
              </table:table-cell>
              <table:table-cell office:value-type="float" office:value="0.6323">
                <text:p>0.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8">
                <text:p>0.660508</text:p>
              </table:table-cell>
              <table:table-cell office:value-type="float" office:value="0.288354">
                <text:p>0.288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0942">
                <text:p>0.380942</text:p>
              </table:table-cell>
              <table:table-cell office:value-type="float" office:value="0.630964">
                <text:p>0.63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999">
                <text:p>0.785999</text:p>
              </table:table-cell>
              <table:table-cell office:value-type="float" office:value="0.888563">
                <text:p>0.888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8017">
                <text:p>0.368017</text:p>
              </table:table-cell>
              <table:table-cell office:value-type="float" office:value="0.626588">
                <text:p>0.62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7844">
                <text:p>0.437844</text:p>
              </table:table-cell>
              <table:table-cell office:value-type="float" office:value="0.373423">
                <text:p>0.37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8194">
                <text:p>0.638194</text:p>
              </table:table-cell>
              <table:table-cell office:value-type="float" office:value="0.55351">
                <text:p>0.5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6672">
                <text:p>0.486672</text:p>
              </table:table-cell>
              <table:table-cell office:value-type="float" office:value="0.662464">
                <text:p>0.66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252">
                <text:p>0.565252</text:p>
              </table:table-cell>
              <table:table-cell office:value-type="float" office:value="0.66757">
                <text:p>0.6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004">
                <text:p>0.480004</text:p>
              </table:table-cell>
              <table:table-cell office:value-type="float" office:value="0.839402">
                <text:p>0.839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7172">
                <text:p>0.457172</text:p>
              </table:table-cell>
              <table:table-cell office:value-type="float" office:value="0.380539">
                <text:p>0.38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62">
                <text:p>0.755862</text:p>
              </table:table-cell>
              <table:table-cell office:value-type="float" office:value="0.539828">
                <text:p>0.539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1682">
                <text:p>0.431682</text:p>
              </table:table-cell>
              <table:table-cell office:value-type="float" office:value="0.647449">
                <text:p>0.64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50773">
                <text:p>0.550773</text:p>
              </table:table-cell>
              <table:table-cell office:value-type="float" office:value="0.42931">
                <text:p>0.4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09">
                <text:p>0.620009</text:p>
              </table:table-cell>
              <table:table-cell office:value-type="float" office:value="0.170226">
                <text:p>0.170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7239">
                <text:p>0.547239</text:p>
              </table:table-cell>
              <table:table-cell office:value-type="float" office:value="0.426833">
                <text:p>0.42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22">
                <text:p>0.635922</text:p>
              </table:table-cell>
              <table:table-cell office:value-type="float" office:value="0.424138">
                <text:p>0.424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2423">
                <text:p>0.292423</text:p>
              </table:table-cell>
              <table:table-cell office:value-type="float" office:value="0.600584">
                <text:p>0.6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7583">
                <text:p>0.417583</text:p>
              </table:table-cell>
              <table:table-cell office:value-type="float" office:value="0.366703">
                <text:p>0.36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555">
                <text:p>0.654555</text:p>
              </table:table-cell>
              <table:table-cell office:value-type="float" office:value="0.767041">
                <text:p>0.7670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6763">
                <text:p>0.286763</text:p>
              </table:table-cell>
              <table:table-cell office:value-type="float" office:value="0.598641">
                <text:p>0.59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66">
                <text:p>0.613166</text:p>
              </table:table-cell>
              <table:table-cell office:value-type="float" office:value="0.36807">
                <text:p>0.36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8166">
                <text:p>0.388166</text:p>
              </table:table-cell>
              <table:table-cell office:value-type="float" office:value="0.633388">
                <text:p>0.63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35">
                <text:p>0.608735</text:p>
              </table:table-cell>
              <table:table-cell office:value-type="float" office:value="0.277067">
                <text:p>0.277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1011">
                <text:p>0.631011</text:p>
              </table:table-cell>
              <table:table-cell office:value-type="float" office:value="0.527651">
                <text:p>0.52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602">
                <text:p>0.655602</text:p>
              </table:table-cell>
              <table:table-cell office:value-type="float" office:value="0.481744">
                <text:p>0.4817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8284">
                <text:p>0.388284</text:p>
              </table:table-cell>
              <table:table-cell office:value-type="float" office:value="0.633428">
                <text:p>0.63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571">
                <text:p>0.769571</text:p>
              </table:table-cell>
              <table:table-cell office:value-type="float" office:value="0.737682">
                <text:p>0.737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9991">
                <text:p>0.639991</text:p>
              </table:table-cell>
              <table:table-cell office:value-type="float" office:value="0.584873">
                <text:p>0.58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4">
                <text:p>0.853474</text:p>
              </table:table-cell>
              <table:table-cell office:value-type="float" office:value="0.824464">
                <text:p>0.824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5388">
                <text:p>0.465388</text:p>
              </table:table-cell>
              <table:table-cell office:value-type="float" office:value="0.383797">
                <text:p>0.38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48">
                <text:p>0.900248</text:p>
              </table:table-cell>
              <table:table-cell office:value-type="float" office:value="0.996003">
                <text:p>0.996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2646">
                <text:p>0.362646</text:p>
              </table:table-cell>
              <table:table-cell office:value-type="float" office:value="0.624757">
                <text:p>0.62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064">
                <text:p>0.864064</text:p>
              </table:table-cell>
              <table:table-cell office:value-type="float" office:value="0.494223">
                <text:p>0.494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3662">
                <text:p>0.283662</text:p>
              </table:table-cell>
              <table:table-cell office:value-type="float" office:value="0.597577">
                <text:p>0.59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949">
                <text:p>0.757949</text:p>
              </table:table-cell>
              <table:table-cell office:value-type="float" office:value="0.453331">
                <text:p>0.453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1038">
                <text:p>0.611038</text:p>
              </table:table-cell>
              <table:table-cell office:value-type="float" office:value="0.489331">
                <text:p>0.48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79">
                <text:p>0.470679</text:p>
              </table:table-cell>
              <table:table-cell office:value-type="float" office:value="0.946678">
                <text:p>0.946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98835">
                <text:p>0.398835</text:p>
              </table:table-cell>
              <table:table-cell office:value-type="float" office:value="0.636932">
                <text:p>0.63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41546">
                <text:p>0.441546</text:p>
              </table:table-cell>
              <table:table-cell office:value-type="float" office:value="0.37473">
                <text:p>0.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24">
                <text:p>0.627324</text:p>
              </table:table-cell>
              <table:table-cell office:value-type="float" office:value="0.354202">
                <text:p>0.354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8083">
                <text:p>0.618083</text:p>
              </table:table-cell>
              <table:table-cell office:value-type="float" office:value="0.639136">
                <text:p>0.63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72">
                <text:p>0.828172</text:p>
              </table:table-cell>
              <table:table-cell office:value-type="float" office:value="0.308031">
                <text:p>0.308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1349">
                <text:p>0.431349</text:p>
              </table:table-cell>
              <table:table-cell office:value-type="float" office:value="0.647345">
                <text:p>0.64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35">
                <text:p>0.605535</text:p>
              </table:table-cell>
              <table:table-cell office:value-type="float" office:value="0.864992">
                <text:p>0.864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2879">
                <text:p>0.512879</text:p>
              </table:table-cell>
              <table:table-cell office:value-type="float" office:value="0.667341">
                <text:p>0.66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42">
                <text:p>0.463042</text:p>
              </table:table-cell>
              <table:table-cell office:value-type="float" office:value="0.90522">
                <text:p>0.90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5744">
                <text:p>0.515744</text:p>
              </table:table-cell>
              <table:table-cell office:value-type="float" office:value="0.667733">
                <text:p>0.667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932">
                <text:p>0.211932</text:p>
              </table:table-cell>
              <table:table-cell office:value-type="float" office:value="0.165794">
                <text:p>0.1657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7591">
                <text:p>0.617591</text:p>
              </table:table-cell>
              <table:table-cell office:value-type="float" office:value="0.499667">
                <text:p>0.49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28">
                <text:p>0.357128</text:p>
              </table:table-cell>
              <table:table-cell office:value-type="float" office:value="0.128581">
                <text:p>0.128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4453">
                <text:p>0.354453</text:p>
              </table:table-cell>
              <table:table-cell office:value-type="float" office:value="0.621955">
                <text:p>0.62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9668">
                <text:p>0.629668</text:p>
              </table:table-cell>
              <table:table-cell office:value-type="float" office:value="0.622232">
                <text:p>0.62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228">
                <text:p>0.581228</text:p>
              </table:table-cell>
              <table:table-cell office:value-type="float" office:value="0.234556">
                <text:p>0.234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8039">
                <text:p>0.558039</text:p>
              </table:table-cell>
              <table:table-cell office:value-type="float" office:value="0.43464">
                <text:p>0.4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792">
                <text:p>0.833792</text:p>
              </table:table-cell>
              <table:table-cell office:value-type="float" office:value="0.903409">
                <text:p>0.903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7916">
                <text:p>0.497916</text:p>
              </table:table-cell>
              <table:table-cell office:value-type="float" office:value="0.398279">
                <text:p>0.39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37">
                <text:p>0.567337</text:p>
              </table:table-cell>
              <table:table-cell office:value-type="float" office:value="0.86394">
                <text:p>0.86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9253">
                <text:p>0.589253</text:p>
              </table:table-cell>
              <table:table-cell office:value-type="float" office:value="0.660264">
                <text:p>0.66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499">
                <text:p>0.927499</text:p>
              </table:table-cell>
              <table:table-cell office:value-type="float" office:value="0.563226">
                <text:p>0.563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0297">
                <text:p>0.570297</text:p>
              </table:table-cell>
              <table:table-cell office:value-type="float" office:value="0.666554">
                <text:p>0.66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803">
                <text:p>0.166803</text:p>
              </table:table-cell>
              <table:table-cell office:value-type="float" office:value="0.705895">
                <text:p>0.7058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1905">
                <text:p>0.631905</text:p>
              </table:table-cell>
              <table:table-cell office:value-type="float" office:value="0.617611">
                <text:p>0.61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065">
                <text:p>0.748065</text:p>
              </table:table-cell>
              <table:table-cell office:value-type="float" office:value="0.244906">
                <text:p>0.244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213">
                <text:p>0.26213</text:p>
              </table:table-cell>
              <table:table-cell office:value-type="float" office:value="0.332671">
                <text:p>0.33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675">
                <text:p>0.707675</text:p>
              </table:table-cell>
              <table:table-cell office:value-type="float" office:value="0.73762">
                <text:p>0.73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316">
                <text:p>0.354316</text:p>
              </table:table-cell>
              <table:table-cell office:value-type="float" office:value="0.349736">
                <text:p>0.34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61">
                <text:p>0.330861</text:p>
              </table:table-cell>
              <table:table-cell office:value-type="float" office:value="0.788064">
                <text:p>0.788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4581">
                <text:p>0.274581</text:p>
              </table:table-cell>
              <table:table-cell office:value-type="float" office:value="0.594472">
                <text:p>0.59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47">
                <text:p>1.064847</text:p>
              </table:table-cell>
              <table:table-cell office:value-type="float" office:value="0.614778">
                <text:p>0.614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7264">
                <text:p>0.637264</text:p>
              </table:table-cell>
              <table:table-cell office:value-type="float" office:value="0.548841">
                <text:p>0.54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42">
                <text:p>0.936942</text:p>
              </table:table-cell>
              <table:table-cell office:value-type="float" office:value="0.441274">
                <text:p>0.441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4282">
                <text:p>0.424282</text:p>
              </table:table-cell>
              <table:table-cell office:value-type="float" office:value="0.645144">
                <text:p>0.64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8681">
                <text:p>0.418681</text:p>
              </table:table-cell>
              <table:table-cell office:value-type="float" office:value="0.643372">
                <text:p>0.64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64">
                <text:p>0.88764</text:p>
              </table:table-cell>
              <table:table-cell office:value-type="float" office:value="0.157318">
                <text:p>0.1573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835">
                <text:p>0.56835</text:p>
              </table:table-cell>
              <table:table-cell office:value-type="float" office:value="0.666974">
                <text:p>0.6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2781">
                <text:p>0.522781</text:p>
              </table:table-cell>
              <table:table-cell office:value-type="float" office:value="0.668548">
                <text:p>0.66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79">
                <text:p>0.541579</text:p>
              </table:table-cell>
              <table:table-cell office:value-type="float" office:value="0.900462">
                <text:p>0.900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5375">
                <text:p>0.445375</text:p>
              </table:table-cell>
              <table:table-cell office:value-type="float" office:value="0.651579">
                <text:p>0.6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954">
                <text:p>-0.020954</text:p>
              </table:table-cell>
              <table:table-cell office:value-type="float" office:value="0.149122">
                <text:p>0.149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091">
                <text:p>0.23091</text:p>
              </table:table-cell>
              <table:table-cell office:value-type="float" office:value="0.328097">
                <text:p>0.3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9">
                <text:p>0.23159</text:p>
              </table:table-cell>
              <table:table-cell office:value-type="float" office:value="0.705971">
                <text:p>0.7059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1324">
                <text:p>0.471324</text:p>
              </table:table-cell>
              <table:table-cell office:value-type="float" office:value="0.658765">
                <text:p>0.6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9">
                <text:p>0.29949</text:p>
              </table:table-cell>
              <table:table-cell office:value-type="float" office:value="0.760353">
                <text:p>0.7603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087">
                <text:p>0.35087</text:p>
              </table:table-cell>
              <table:table-cell office:value-type="float" office:value="0.620725">
                <text:p>0.6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91">
                <text:p>0.341491</text:p>
              </table:table-cell>
              <table:table-cell office:value-type="float" office:value="0.207254">
                <text:p>0.207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43542">
                <text:p>0.343542</text:p>
              </table:table-cell>
              <table:table-cell office:value-type="float" office:value="0.618206">
                <text:p>0.61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86">
                <text:p>0.596286</text:p>
              </table:table-cell>
              <table:table-cell office:value-type="float" office:value="0.255623">
                <text:p>0.25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8553">
                <text:p>0.358553</text:p>
              </table:table-cell>
              <table:table-cell office:value-type="float" office:value="0.623358">
                <text:p>0.62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46">
                <text:p>0.235746</text:p>
              </table:table-cell>
              <table:table-cell office:value-type="float" office:value="0.230105">
                <text:p>0.23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786">
                <text:p>0.61786</text:p>
              </table:table-cell>
              <table:table-cell office:value-type="float" office:value="0.500125">
                <text:p>0.5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15">
                <text:p>0.424615</text:p>
              </table:table-cell>
              <table:table-cell office:value-type="float" office:value="0.181468">
                <text:p>0.1814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3841">
                <text:p>0.593841</text:p>
              </table:table-cell>
              <table:table-cell office:value-type="float" office:value="0.658033">
                <text:p>0.65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831">
                <text:p>0.696831</text:p>
              </table:table-cell>
              <table:table-cell office:value-type="float" office:value="0.855144">
                <text:p>0.855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05909">
                <text:p>0.305909</text:p>
              </table:table-cell>
              <table:table-cell office:value-type="float" office:value="0.605227">
                <text:p>0.60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312">
                <text:p>0.834312</text:p>
              </table:table-cell>
              <table:table-cell office:value-type="float" office:value="0.521927">
                <text:p>0.521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2207">
                <text:p>0.532207</text:p>
              </table:table-cell>
              <table:table-cell office:value-type="float" office:value="0.417049">
                <text:p>0.41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2641">
                <text:p>0.242641</text:p>
              </table:table-cell>
              <table:table-cell office:value-type="float" office:value="0.329773">
                <text:p>0.3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592">
                <text:p>0.306592</text:p>
              </table:table-cell>
              <table:table-cell office:value-type="float" office:value="0.751594">
                <text:p>0.751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8205">
                <text:p>0.458205</text:p>
              </table:table-cell>
              <table:table-cell office:value-type="float" office:value="0.655256">
                <text:p>0.65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37">
                <text:p>0.641537</text:p>
              </table:table-cell>
              <table:table-cell office:value-type="float" office:value="0.192514">
                <text:p>0.1925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21063">
                <text:p>0.521063</text:p>
              </table:table-cell>
              <table:table-cell office:value-type="float" office:value="0.66837">
                <text:p>0.6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167">
                <text:p>0.661167</text:p>
              </table:table-cell>
              <table:table-cell office:value-type="float" office:value="0.392389">
                <text:p>0.3923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0867">
                <text:p>0.390867</text:p>
              </table:table-cell>
              <table:table-cell office:value-type="float" office:value="0.63429">
                <text:p>0.6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962">
                <text:p>0.760962</text:p>
              </table:table-cell>
              <table:table-cell office:value-type="float" office:value="0.755751">
                <text:p>0.755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8837">
                <text:p>0.638837</text:p>
              </table:table-cell>
              <table:table-cell office:value-type="float" office:value="0.594446">
                <text:p>0.59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812">
                <text:p>0.835812</text:p>
              </table:table-cell>
              <table:table-cell office:value-type="float" office:value="0.933609">
                <text:p>0.933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507">
                <text:p>0.565507</text:p>
              </table:table-cell>
              <table:table-cell office:value-type="float" office:value="0.667526">
                <text:p>0.66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9">
                <text:p>0.241169</text:p>
              </table:table-cell>
              <table:table-cell office:value-type="float" office:value="0.854617">
                <text:p>0.854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7793">
                <text:p>0.637793</text:p>
              </table:table-cell>
              <table:table-cell office:value-type="float" office:value="0.599784">
                <text:p>0.59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978">
                <text:p>0.486978</text:p>
              </table:table-cell>
              <table:table-cell office:value-type="float" office:value="0.869171">
                <text:p>0.8691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0129">
                <text:p>0.490129</text:p>
              </table:table-cell>
              <table:table-cell office:value-type="float" office:value="0.394559">
                <text:p>0.39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713">
                <text:p>0.256713</text:p>
              </table:table-cell>
              <table:table-cell office:value-type="float" office:value="0.27079">
                <text:p>0.270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8589">
                <text:p>0.478589</text:p>
              </table:table-cell>
              <table:table-cell office:value-type="float" office:value="0.389351">
                <text:p>0.389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338">
                <text:p>0.657338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3406">
                <text:p>0.383406</text:p>
              </table:table-cell>
              <table:table-cell office:value-type="float" office:value="0.631792">
                <text:p>0.63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562">
                <text:p>0.807562</text:p>
              </table:table-cell>
              <table:table-cell office:value-type="float" office:value="0.581774">
                <text:p>0.5817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83516">
                <text:p>0.483516</text:p>
              </table:table-cell>
              <table:table-cell office:value-type="float" office:value="0.661746">
                <text:p>0.66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92">
                <text:p>0.831992</text:p>
              </table:table-cell>
              <table:table-cell office:value-type="float" office:value="0.557721">
                <text:p>0.5577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995">
                <text:p>0.40995</text:p>
              </table:table-cell>
              <table:table-cell office:value-type="float" office:value="0.364351">
                <text:p>0.36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15">
                <text:p>0.605515</text:p>
              </table:table-cell>
              <table:table-cell office:value-type="float" office:value="0.071261">
                <text:p>0.071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134">
                <text:p>0.432134</text:p>
              </table:table-cell>
              <table:table-cell office:value-type="float" office:value="0.371456">
                <text:p>0.37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77">
                <text:p>0.598177</text:p>
              </table:table-cell>
              <table:table-cell office:value-type="float" office:value="0.912601">
                <text:p>0.9126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25719">
                <text:p>0.625719</text:p>
              </table:table-cell>
              <table:table-cell office:value-type="float" office:value="0.629038">
                <text:p>0.62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40775">
                <text:p>0.340775</text:p>
              </table:table-cell>
              <table:table-cell office:value-type="float" office:value="0.617253">
                <text:p>0.6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923">
                <text:p>0.325923</text:p>
              </table:table-cell>
              <table:table-cell office:value-type="float" office:value="0.763566">
                <text:p>0.763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2359">
                <text:p>0.402359</text:p>
              </table:table-cell>
              <table:table-cell office:value-type="float" office:value="0.638091">
                <text:p>0.63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6">
                <text:p>0.63166</text:p>
              </table:table-cell>
              <table:table-cell office:value-type="float" office:value="0.832593">
                <text:p>0.832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4592">
                <text:p>0.524592</text:p>
              </table:table-cell>
              <table:table-cell office:value-type="float" office:value="0.412496">
                <text:p>0.41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23">
                <text:p>0.772223</text:p>
              </table:table-cell>
              <table:table-cell office:value-type="float" office:value="0.859116">
                <text:p>0.859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3487">
                <text:p>0.353487</text:p>
              </table:table-cell>
              <table:table-cell office:value-type="float" office:value="0.621623">
                <text:p>0.62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039">
                <text:p>0.822039</text:p>
              </table:table-cell>
              <table:table-cell office:value-type="float" office:value="0.673437">
                <text:p>0.673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8474">
                <text:p>0.638474</text:p>
              </table:table-cell>
              <table:table-cell office:value-type="float" office:value="0.596479">
                <text:p>0.59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0003">
                <text:p>0.620003</text:p>
              </table:table-cell>
              <table:table-cell office:value-type="float" office:value="0.503878">
                <text:p>0.50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92">
                <text:p>0.627992</text:p>
              </table:table-cell>
              <table:table-cell office:value-type="float" office:value="0.724451">
                <text:p>0.7244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7457">
                <text:p>0.367457</text:p>
              </table:table-cell>
              <table:table-cell office:value-type="float" office:value="0.626397">
                <text:p>0.62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06">
                <text:p>0.498706</text:p>
              </table:table-cell>
              <table:table-cell office:value-type="float" office:value="0.766054">
                <text:p>0.7660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7375">
                <text:p>0.247375</text:p>
              </table:table-cell>
              <table:table-cell office:value-type="float" office:value="0.330463">
                <text:p>0.33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98277">
                <text:p>0.498277</text:p>
              </table:table-cell>
              <table:table-cell office:value-type="float" office:value="0.664885">
                <text:p>0.66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333">
                <text:p>0.775333</text:p>
              </table:table-cell>
              <table:table-cell office:value-type="float" office:value="0.451495">
                <text:p>0.451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1143">
                <text:p>0.401143</text:p>
              </table:table-cell>
              <table:table-cell office:value-type="float" office:value="0.361749">
                <text:p>0.36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93">
                <text:p>0.606493</text:p>
              </table:table-cell>
              <table:table-cell office:value-type="float" office:value="0.816503">
                <text:p>0.816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39334">
                <text:p>0.639334</text:p>
              </table:table-cell>
              <table:table-cell office:value-type="float" office:value="0.591146">
                <text:p>0.59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81">
                <text:p>0.652081</text:p>
              </table:table-cell>
              <table:table-cell office:value-type="float" office:value="0.301412">
                <text:p>0.301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7833">
                <text:p>0.477833</text:p>
              </table:table-cell>
              <table:table-cell office:value-type="float" office:value="0.389022">
                <text:p>0.38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6">
                <text:p>0.221076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38844">
                <text:p>0.438844</text:p>
              </table:table-cell>
              <table:table-cell office:value-type="float" office:value="0.649633">
                <text:p>0.64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94">
                <text:p>0.313694</text:p>
              </table:table-cell>
              <table:table-cell office:value-type="float" office:value="0.801004">
                <text:p>0.801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3768">
                <text:p>0.273768</text:p>
              </table:table-cell>
              <table:table-cell office:value-type="float" office:value="0.334486">
                <text:p>0.33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439">
                <text:p>0.742439</text:p>
              </table:table-cell>
              <table:table-cell office:value-type="float" office:value="0.84683">
                <text:p>0.84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8797">
                <text:p>0.548797</text:p>
              </table:table-cell>
              <table:table-cell office:value-type="float" office:value="0.427916">
                <text:p>0.427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39">
                <text:p>0.777739</text:p>
              </table:table-cell>
              <table:table-cell office:value-type="float" office:value="0.338104">
                <text:p>0.3381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09038">
                <text:p>0.609038</text:p>
              </table:table-cell>
              <table:table-cell office:value-type="float" office:value="0.647926">
                <text:p>0.64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7413">
                <text:p>0.637413</text:p>
              </table:table-cell>
              <table:table-cell office:value-type="float" office:value="0.601416">
                <text:p>0.6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581">
                <text:p>0.650581</text:p>
              </table:table-cell>
              <table:table-cell office:value-type="float" office:value="0.276335">
                <text:p>0.2763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48553">
                <text:p>0.348553</text:p>
              </table:table-cell>
              <table:table-cell office:value-type="float" office:value="0.619931">
                <text:p>0.61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41">
                <text:p>0.730341</text:p>
              </table:table-cell>
              <table:table-cell office:value-type="float" office:value="0.316358">
                <text:p>0.316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27306">
                <text:p>0.427306</text:p>
              </table:table-cell>
              <table:table-cell office:value-type="float" office:value="0.646091">
                <text:p>0.64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26">
                <text:p>0.268626</text:p>
              </table:table-cell>
              <table:table-cell office:value-type="float" office:value="0.930378">
                <text:p>0.9303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2934">
                <text:p>0.502934</text:p>
              </table:table-cell>
              <table:table-cell office:value-type="float" office:value="0.400771">
                <text:p>0.40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21">
                <text:p>0.143621</text:p>
              </table:table-cell>
              <table:table-cell office:value-type="float" office:value="0.091992">
                <text:p>0.0919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18014">
                <text:p>0.118014</text:p>
              </table:table-cell>
              <table:table-cell office:value-type="float" office:value="0.312338">
                <text:p>0.31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29">
                <text:p>0.694129</text:p>
              </table:table-cell>
              <table:table-cell office:value-type="float" office:value="1.038919">
                <text:p>1.038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49911">
                <text:p>0.549911</text:p>
              </table:table-cell>
              <table:table-cell office:value-type="float" office:value="0.66932">
                <text:p>0.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815">
                <text:p>0.462815</text:p>
              </table:table-cell>
              <table:table-cell office:value-type="float" office:value="0.264396">
                <text:p>0.264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7008">
                <text:p>0.357008</text:p>
              </table:table-cell>
              <table:table-cell office:value-type="float" office:value="0.622829">
                <text:p>0.62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29">
                <text:p>0.633529</text:p>
              </table:table-cell>
              <table:table-cell office:value-type="float" office:value="0.404537">
                <text:p>0.4045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38623">
                <text:p>0.238623</text:p>
              </table:table-cell>
              <table:table-cell office:value-type="float" office:value="0.582297">
                <text:p>0.58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764">
                <text:p>0.711764</text:p>
              </table:table-cell>
              <table:table-cell office:value-type="float" office:value="0.180537">
                <text:p>0.180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60062">
                <text:p>0.460062</text:p>
              </table:table-cell>
              <table:table-cell office:value-type="float" office:value="0.655769">
                <text:p>0.65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83">
                <text:p>0.401183</text:p>
              </table:table-cell>
              <table:table-cell office:value-type="float" office:value="0.830177">
                <text:p>0.8301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86364">
                <text:p>0.586364</text:p>
              </table:table-cell>
              <table:table-cell office:value-type="float" office:value="0.459397">
                <text:p>0.45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1463">
                <text:p>0.341463</text:p>
              </table:table-cell>
              <table:table-cell office:value-type="float" office:value="0.346906">
                <text:p>0.34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37449">
                <text:p>0.637449</text:p>
              </table:table-cell>
              <table:table-cell office:value-type="float" office:value="0.601269">
                <text:p>0.6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283">
                <text:p>0.509283</text:p>
              </table:table-cell>
              <table:table-cell office:value-type="float" office:value="0.666805">
                <text:p>0.66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6582">
                <text:p>0.386582</text:p>
              </table:table-cell>
              <table:table-cell office:value-type="float" office:value="0.357701">
                <text:p>0.35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8598">
                <text:p>0.438598</text:p>
              </table:table-cell>
              <table:table-cell office:value-type="float" office:value="0.649558">
                <text:p>0.6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5051">
                <text:p>0.635051</text:p>
              </table:table-cell>
              <table:table-cell office:value-type="float" office:value="0.609586">
                <text:p>0.60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2821">
                <text:p>0.552821</text:p>
              </table:table-cell>
              <table:table-cell office:value-type="float" office:value="0.669129">
                <text:p>0.66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62629">
                <text:p>0.562629</text:p>
              </table:table-cell>
              <table:table-cell office:value-type="float" office:value="0.668007">
                <text:p>0.66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6709">
                <text:p>0.486709</text:p>
              </table:table-cell>
              <table:table-cell office:value-type="float" office:value="0.392979">
                <text:p>0.39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3587">
                <text:p>0.513587</text:p>
              </table:table-cell>
              <table:table-cell office:value-type="float" office:value="0.667441">
                <text:p>0.66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9218">
                <text:p>0.519218</text:p>
              </table:table-cell>
              <table:table-cell office:value-type="float" office:value="0.409427">
                <text:p>0.40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90294">
                <text:p>0.390294</text:p>
              </table:table-cell>
              <table:table-cell office:value-type="float" office:value="0.358704">
                <text:p>0.35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4325">
                <text:p>0.34325</text:p>
              </table:table-cell>
              <table:table-cell office:value-type="float" office:value="0.618105">
                <text:p>0.61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961">
                <text:p>0.43961</text:p>
              </table:table-cell>
              <table:table-cell office:value-type="float" office:value="0.374043">
                <text:p>0.37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48526">
                <text:p>0.448526</text:p>
              </table:table-cell>
              <table:table-cell office:value-type="float" office:value="0.652501">
                <text:p>0.65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1514">
                <text:p>0.521514</text:p>
              </table:table-cell>
              <table:table-cell office:value-type="float" office:value="0.668418">
                <text:p>0.66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963">
                <text:p>0.63963</text:p>
              </table:table-cell>
              <table:table-cell office:value-type="float" office:value="0.588747">
                <text:p>0.58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6687">
                <text:p>0.256687</text:p>
              </table:table-cell>
              <table:table-cell office:value-type="float" office:value="0.588383">
                <text:p>0.58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4252">
                <text:p>0.514252</text:p>
              </table:table-cell>
              <table:table-cell office:value-type="float" office:value="0.40669">
                <text:p>0.4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83851">
                <text:p>0.483851</text:p>
              </table:table-cell>
              <table:table-cell office:value-type="float" office:value="0.661823">
                <text:p>0.66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0446">
                <text:p>0.590446</text:p>
              </table:table-cell>
              <table:table-cell office:value-type="float" office:value="0.463651">
                <text:p>0.46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0879">
                <text:p>0.350879</text:p>
              </table:table-cell>
              <table:table-cell office:value-type="float" office:value="0.620728">
                <text:p>0.62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13028">
                <text:p>0.613028</text:p>
              </table:table-cell>
              <table:table-cell office:value-type="float" office:value="0.644376">
                <text:p>0.64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91868">
                <text:p>0.491868</text:p>
              </table:table-cell>
              <table:table-cell office:value-type="float" office:value="0.663592">
                <text:p>0.66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3263">
                <text:p>0.253263</text:p>
              </table:table-cell>
              <table:table-cell office:value-type="float" office:value="0.587225">
                <text:p>0.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8739">
                <text:p>0.368739</text:p>
              </table:table-cell>
              <table:table-cell office:value-type="float" office:value="0.353136">
                <text:p>0.35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4983">
                <text:p>0.634983</text:p>
              </table:table-cell>
              <table:table-cell office:value-type="float" office:value="0.539733">
                <text:p>0.53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5169">
                <text:p>0.545169</text:p>
              </table:table-cell>
              <table:table-cell office:value-type="float" office:value="0.669503">
                <text:p>0.669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7019">
                <text:p>0.177019</text:p>
              </table:table-cell>
              <table:table-cell office:value-type="float" office:value="0.56211">
                <text:p>0.5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1093">
                <text:p>0.581093</text:p>
              </table:table-cell>
              <table:table-cell office:value-type="float" office:value="0.454204">
                <text:p>0.45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2425">
                <text:p>0.572425</text:p>
              </table:table-cell>
              <table:table-cell office:value-type="float" office:value="0.66605">
                <text:p>0.6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03279">
                <text:p>0.403279</text:p>
              </table:table-cell>
              <table:table-cell office:value-type="float" office:value="0.638393">
                <text:p>0.63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9036">
                <text:p>0.329036</text:p>
              </table:table-cell>
              <table:table-cell office:value-type="float" office:value="0.613206">
                <text:p>0.61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9073">
                <text:p>0.609073</text:p>
              </table:table-cell>
              <table:table-cell office:value-type="float" office:value="0.647897">
                <text:p>0.64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80755">
                <text:p>0.280755</text:p>
              </table:table-cell>
              <table:table-cell office:value-type="float" office:value="0.33561">
                <text:p>0.3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35453">
                <text:p>0.635453</text:p>
              </table:table-cell>
              <table:table-cell office:value-type="float" office:value="0.541425">
                <text:p>0.54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0609">
                <text:p>0.40609</text:p>
              </table:table-cell>
              <table:table-cell office:value-type="float" office:value="0.363196">
                <text:p>0.36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7561">
                <text:p>0.387561</text:p>
              </table:table-cell>
              <table:table-cell office:value-type="float" office:value="0.357964">
                <text:p>0.35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753">
                <text:p>0.46753</text:p>
              </table:table-cell>
              <table:table-cell office:value-type="float" office:value="0.657781">
                <text:p>0.65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071">
                <text:p>0.38071</text:p>
              </table:table-cell>
              <table:table-cell office:value-type="float" office:value="0.630886">
                <text:p>0.63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1654">
                <text:p>0.541654</text:p>
              </table:table-cell>
              <table:table-cell office:value-type="float" office:value="0.423064">
                <text:p>0.42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4791">
                <text:p>0.224791</text:p>
              </table:table-cell>
              <table:table-cell office:value-type="float" office:value="0.577683">
                <text:p>0.57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8487">
                <text:p>0.278487</text:p>
              </table:table-cell>
              <table:table-cell office:value-type="float" office:value="0.595805">
                <text:p>0.59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31796">
                <text:p>0.531796</text:p>
              </table:table-cell>
              <table:table-cell office:value-type="float" office:value="0.416796">
                <text:p>0.41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56968">
                <text:p>0.256968</text:p>
              </table:table-cell>
              <table:table-cell office:value-type="float" office:value="0.588479">
                <text:p>0.58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8074">
                <text:p>0.298074</text:p>
              </table:table-cell>
              <table:table-cell office:value-type="float" office:value="0.602528">
                <text:p>0.60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8995">
                <text:p>0.358995</text:p>
              </table:table-cell>
              <table:table-cell office:value-type="float" office:value="0.623508">
                <text:p>0.62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39992">
                <text:p>0.639992</text:p>
              </table:table-cell>
              <table:table-cell office:value-type="float" office:value="0.584858">
                <text:p>0.58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48705">
                <text:p>0.548705</text:p>
              </table:table-cell>
              <table:table-cell office:value-type="float" office:value="0.669381">
                <text:p>0.66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17395">
                <text:p>0.617395</text:p>
              </table:table-cell>
              <table:table-cell office:value-type="float" office:value="0.499335">
                <text:p>0.49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0522">
                <text:p>0.420522</text:p>
              </table:table-cell>
              <table:table-cell office:value-type="float" office:value="0.367634">
                <text:p>0.36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51291">
                <text:p>0.451291</text:p>
              </table:table-cell>
              <table:table-cell office:value-type="float" office:value="0.378296">
                <text:p>0.37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0473">
                <text:p>0.540473</text:p>
              </table:table-cell>
              <table:table-cell office:value-type="float" office:value="0.422288">
                <text:p>0.42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8542">
                <text:p>0.498542</text:p>
              </table:table-cell>
              <table:table-cell office:value-type="float" office:value="0.398585">
                <text:p>0.39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2074">
                <text:p>0.182074</text:p>
              </table:table-cell>
              <table:table-cell office:value-type="float" office:value="0.563729">
                <text:p>0.56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32755">
                <text:p>0.632755</text:p>
              </table:table-cell>
              <table:table-cell office:value-type="float" office:value="0.532555">
                <text:p>0.5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91631">
                <text:p>0.491631</text:p>
              </table:table-cell>
              <table:table-cell office:value-type="float" office:value="0.663543">
                <text:p>0.66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5308">
                <text:p>0.375308</text:p>
              </table:table-cell>
              <table:table-cell office:value-type="float" office:value="0.629062">
                <text:p>0.62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11574">
                <text:p>0.611574</text:p>
              </table:table-cell>
              <table:table-cell office:value-type="float" office:value="0.490125">
                <text:p>0.49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05748">
                <text:p>0.205748</text:p>
              </table:table-cell>
              <table:table-cell office:value-type="float" office:value="0.571405">
                <text:p>0.57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5939">
                <text:p>0.435939</text:p>
              </table:table-cell>
              <table:table-cell office:value-type="float" office:value="0.37276">
                <text:p>0.3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9216">
                <text:p>0.539216</text:p>
              </table:table-cell>
              <table:table-cell office:value-type="float" office:value="0.669526">
                <text:p>0.66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8878">
                <text:p>0.248878</text:p>
              </table:table-cell>
              <table:table-cell office:value-type="float" office:value="0.585744">
                <text:p>0.58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5127">
                <text:p>0.605127</text:p>
              </table:table-cell>
              <table:table-cell office:value-type="float" office:value="0.48108">
                <text:p>0.4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14873">
                <text:p>0.214873</text:p>
              </table:table-cell>
              <table:table-cell office:value-type="float" office:value="0.325863">
                <text:p>0.32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847">
                <text:p>0.375847</text:p>
              </table:table-cell>
              <table:table-cell office:value-type="float" office:value="0.354904">
                <text:p>0.35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0217">
                <text:p>0.510217</text:p>
              </table:table-cell>
              <table:table-cell office:value-type="float" office:value="0.666949">
                <text:p>0.66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5801">
                <text:p>0.415801</text:p>
              </table:table-cell>
              <table:table-cell office:value-type="float" office:value="0.366145">
                <text:p>0.36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9278">
                <text:p>0.399278</text:p>
              </table:table-cell>
              <table:table-cell office:value-type="float" office:value="0.637078">
                <text:p>0.63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20876">
                <text:p>0.620876</text:p>
              </table:table-cell>
              <table:table-cell office:value-type="float" office:value="0.505468">
                <text:p>0.50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35746">
                <text:p>0.535746</text:p>
              </table:table-cell>
              <table:table-cell office:value-type="float" office:value="0.669441">
                <text:p>0.66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361">
                <text:p>0.6361</text:p>
              </table:table-cell>
              <table:table-cell office:value-type="float" office:value="0.606289">
                <text:p>0.60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5248">
                <text:p>0.495248</text:p>
              </table:table-cell>
              <table:table-cell office:value-type="float" office:value="0.396987">
                <text:p>0.39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30286">
                <text:p>0.630286</text:p>
              </table:table-cell>
              <table:table-cell office:value-type="float" office:value="0.621023">
                <text:p>0.62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77038">
                <text:p>0.477038</text:p>
              </table:table-cell>
              <table:table-cell office:value-type="float" office:value="0.388675">
                <text:p>0.38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4198">
                <text:p>0.354198</text:p>
              </table:table-cell>
              <table:table-cell office:value-type="float" office:value="0.621865">
                <text:p>0.62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08901">
                <text:p>0.608901</text:p>
              </table:table-cell>
              <table:table-cell office:value-type="float" office:value="0.64804">
                <text:p>0.6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4603">
                <text:p>0.294603</text:p>
              </table:table-cell>
              <table:table-cell office:value-type="float" office:value="0.601333">
                <text:p>0.60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9027">
                <text:p>0.519027</text:p>
              </table:table-cell>
              <table:table-cell office:value-type="float" office:value="0.409319">
                <text:p>0.409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843">
                <text:p>0.33843</text:p>
              </table:table-cell>
              <table:table-cell office:value-type="float" office:value="0.616445">
                <text:p>0.61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8371">
                <text:p>0.428371</text:p>
              </table:table-cell>
              <table:table-cell office:value-type="float" office:value="0.370192">
                <text:p>0.37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2217">
                <text:p>0.352217</text:p>
              </table:table-cell>
              <table:table-cell office:value-type="float" office:value="0.621185">
                <text:p>0.62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41434">
                <text:p>0.541434</text:p>
              </table:table-cell>
              <table:table-cell office:value-type="float" office:value="0.669543">
                <text:p>0.66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11519">
                <text:p>0.411519</text:p>
              </table:table-cell>
              <table:table-cell office:value-type="float" office:value="0.641074">
                <text:p>0.64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5243">
                <text:p>0.635243</text:p>
              </table:table-cell>
              <table:table-cell office:value-type="float" office:value="0.540657">
                <text:p>0.54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8267">
                <text:p>0.528267</text:p>
              </table:table-cell>
              <table:table-cell office:value-type="float" office:value="0.669028">
                <text:p>0.66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29732">
                <text:p>0.529732</text:p>
              </table:table-cell>
              <table:table-cell office:value-type="float" office:value="0.41554">
                <text:p>0.4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302">
                <text:p>0.289302</text:p>
              </table:table-cell>
              <table:table-cell office:value-type="float" office:value="0.337029">
                <text:p>0.33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331">
                <text:p>0.58331</text:p>
              </table:table-cell>
              <table:table-cell office:value-type="float" office:value="0.662705">
                <text:p>0.6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7499">
                <text:p>0.557499</text:p>
              </table:table-cell>
              <table:table-cell office:value-type="float" office:value="0.434233">
                <text:p>0.43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8733">
                <text:p>0.518733</text:p>
              </table:table-cell>
              <table:table-cell office:value-type="float" office:value="0.668106">
                <text:p>0.66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29115">
                <text:p>0.229115</text:p>
              </table:table-cell>
              <table:table-cell office:value-type="float" office:value="0.327844">
                <text:p>0.32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17184">
                <text:p>0.217184</text:p>
              </table:table-cell>
              <table:table-cell office:value-type="float" office:value="0.575165">
                <text:p>0.57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488">
                <text:p>0.39488</text:p>
              </table:table-cell>
              <table:table-cell office:value-type="float" office:value="0.359971">
                <text:p>0.35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2797">
                <text:p>0.422797</text:p>
              </table:table-cell>
              <table:table-cell office:value-type="float" office:value="0.368365">
                <text:p>0.36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474">
                <text:p>0.380474</text:p>
              </table:table-cell>
              <table:table-cell office:value-type="float" office:value="0.630807">
                <text:p>0.63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31795">
                <text:p>0.631795</text:p>
              </table:table-cell>
              <table:table-cell office:value-type="float" office:value="0.529795">
                <text:p>0.52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92867">
                <text:p>0.492867</text:p>
              </table:table-cell>
              <table:table-cell office:value-type="float" office:value="0.663801">
                <text:p>0.66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57492">
                <text:p>0.557492</text:p>
              </table:table-cell>
              <table:table-cell office:value-type="float" office:value="0.434228">
                <text:p>0.43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39214">
                <text:p>0.539214</text:p>
              </table:table-cell>
              <table:table-cell office:value-type="float" office:value="0.421468">
                <text:p>0.42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0387">
                <text:p>0.510387</text:p>
              </table:table-cell>
              <table:table-cell office:value-type="float" office:value="0.404619">
                <text:p>0.40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5211">
                <text:p>0.355211</text:p>
              </table:table-cell>
              <table:table-cell office:value-type="float" office:value="0.622214">
                <text:p>0.6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0325">
                <text:p>0.470325</text:p>
              </table:table-cell>
              <table:table-cell office:value-type="float" office:value="0.658509">
                <text:p>0.65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5143">
                <text:p>0.465143</text:p>
              </table:table-cell>
              <table:table-cell office:value-type="float" office:value="0.657148">
                <text:p>0.65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9517">
                <text:p>0.369517</text:p>
              </table:table-cell>
              <table:table-cell office:value-type="float" office:value="0.627098">
                <text:p>0.62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8754">
                <text:p>0.248754</text:p>
              </table:table-cell>
              <table:table-cell office:value-type="float" office:value="0.330665">
                <text:p>0.33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03402">
                <text:p>0.503402</text:p>
              </table:table-cell>
              <table:table-cell office:value-type="float" office:value="0.665828">
                <text:p>0.66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9711">
                <text:p>0.539711</text:p>
              </table:table-cell>
              <table:table-cell office:value-type="float" office:value="0.669533">
                <text:p>0.66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8806">
                <text:p>0.368806</text:p>
              </table:table-cell>
              <table:table-cell office:value-type="float" office:value="0.353152">
                <text:p>0.35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7248">
                <text:p>0.637248</text:p>
              </table:table-cell>
              <table:table-cell office:value-type="float" office:value="0.602088">
                <text:p>0.60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9618">
                <text:p>0.629618</text:p>
              </table:table-cell>
              <table:table-cell office:value-type="float" office:value="0.622328">
                <text:p>0.6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002">
                <text:p>0.5002</text:p>
              </table:table-cell>
              <table:table-cell office:value-type="float" office:value="0.665248">
                <text:p>0.66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71038">
                <text:p>0.571038</text:p>
              </table:table-cell>
              <table:table-cell office:value-type="float" office:value="0.666384">
                <text:p>0.66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1456">
                <text:p>0.351456</text:p>
              </table:table-cell>
              <table:table-cell office:value-type="float" office:value="0.349091">
                <text:p>0.34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683">
                <text:p>0.61683</text:p>
              </table:table-cell>
              <table:table-cell office:value-type="float" office:value="0.498389">
                <text:p>0.49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0673">
                <text:p>0.590673</text:p>
              </table:table-cell>
              <table:table-cell office:value-type="float" office:value="0.463895">
                <text:p>0.46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10113">
                <text:p>0.410113</text:p>
              </table:table-cell>
              <table:table-cell office:value-type="float" office:value="0.640619">
                <text:p>0.64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01997">
                <text:p>0.401997</text:p>
              </table:table-cell>
              <table:table-cell office:value-type="float" office:value="0.361996">
                <text:p>0.36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4484">
                <text:p>0.474484</text:p>
              </table:table-cell>
              <table:table-cell office:value-type="float" office:value="0.659568">
                <text:p>0.65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473">
                <text:p>0.63473</text:p>
              </table:table-cell>
              <table:table-cell office:value-type="float" office:value="0.538853">
                <text:p>0.5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86643">
                <text:p>0.286643</text:p>
              </table:table-cell>
              <table:table-cell office:value-type="float" office:value="0.336583">
                <text:p>0.33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1204">
                <text:p>0.551204</text:p>
              </table:table-cell>
              <table:table-cell office:value-type="float" office:value="0.669242">
                <text:p>0.66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0305">
                <text:p>0.640305</text:p>
              </table:table-cell>
              <table:table-cell office:value-type="float" office:value="0.577207">
                <text:p>0.57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27856">
                <text:p>0.627856</text:p>
              </table:table-cell>
              <table:table-cell office:value-type="float" office:value="0.625533">
                <text:p>0.62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528">
                <text:p>0.43528</text:p>
              </table:table-cell>
              <table:table-cell office:value-type="float" office:value="0.648552">
                <text:p>0.64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76175">
                <text:p>0.576175</text:p>
              </table:table-cell>
              <table:table-cell office:value-type="float" office:value="0.449632">
                <text:p>0.44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75807">
                <text:p>0.475807</text:p>
              </table:table-cell>
              <table:table-cell office:value-type="float" office:value="0.388147">
                <text:p>0.38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94193">
                <text:p>0.594193</text:p>
              </table:table-cell>
              <table:table-cell office:value-type="float" office:value="0.467763">
                <text:p>0.46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17787">
                <text:p>0.317787</text:p>
              </table:table-cell>
              <table:table-cell office:value-type="float" office:value="0.609324">
                <text:p>0.60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55222">
                <text:p>0.555222</text:p>
              </table:table-cell>
              <table:table-cell office:value-type="float" office:value="0.668925">
                <text:p>0.66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6366">
                <text:p>0.456366</text:p>
              </table:table-cell>
              <table:table-cell office:value-type="float" office:value="0.380228">
                <text:p>0.38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42983">
                <text:p>0.442983</text:p>
              </table:table-cell>
              <table:table-cell office:value-type="float" office:value="0.650872">
                <text:p>0.65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48151">
                <text:p>0.548151</text:p>
              </table:table-cell>
              <table:table-cell office:value-type="float" office:value="0.669404">
                <text:p>0.669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96857">
                <text:p>0.396857</text:p>
              </table:table-cell>
              <table:table-cell office:value-type="float" office:value="0.360526">
                <text:p>0.36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0865">
                <text:p>0.480865</text:p>
              </table:table-cell>
              <table:table-cell office:value-type="float" office:value="0.661125">
                <text:p>0.66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79433">
                <text:p>0.479433</text:p>
              </table:table-cell>
              <table:table-cell office:value-type="float" office:value="0.38972">
                <text:p>0.3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05482">
                <text:p>0.505482</text:p>
              </table:table-cell>
              <table:table-cell office:value-type="float" office:value="0.402067">
                <text:p>0.40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4726">
                <text:p>0.584726</text:p>
              </table:table-cell>
              <table:table-cell office:value-type="float" office:value="0.662167">
                <text:p>0.66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00493">
                <text:p>0.300493</text:p>
              </table:table-cell>
              <table:table-cell office:value-type="float" office:value="0.603361">
                <text:p>0.60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47374">
                <text:p>0.547374</text:p>
              </table:table-cell>
              <table:table-cell office:value-type="float" office:value="0.669438">
                <text:p>0.66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29501">
                <text:p>0.629501</text:p>
              </table:table-cell>
              <table:table-cell office:value-type="float" office:value="0.523751">
                <text:p>0.52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36674">
                <text:p>0.636674</text:p>
              </table:table-cell>
              <table:table-cell office:value-type="float" office:value="0.546236">
                <text:p>0.54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24569">
                <text:p>0.624569</text:p>
              </table:table-cell>
              <table:table-cell office:value-type="float" office:value="0.512643">
                <text:p>0.51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659">
                <text:p>0.20659</text:p>
              </table:table-cell>
              <table:table-cell office:value-type="float" office:value="0.571681">
                <text:p>0.5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2584">
                <text:p>0.62584</text:p>
              </table:table-cell>
              <table:table-cell office:value-type="float" office:value="0.628855">
                <text:p>0.62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9212">
                <text:p>0.39212</text:p>
              </table:table-cell>
              <table:table-cell office:value-type="float" office:value="0.634707">
                <text:p>0.63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5575">
                <text:p>0.585575</text:p>
              </table:table-cell>
              <table:table-cell office:value-type="float" office:value="0.661831">
                <text:p>0.66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2295">
                <text:p>0.482295</text:p>
              </table:table-cell>
              <table:table-cell office:value-type="float" office:value="0.661462">
                <text:p>0.66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15077">
                <text:p>0.415077</text:p>
              </table:table-cell>
              <table:table-cell office:value-type="float" office:value="0.642219">
                <text:p>0.6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98101">
                <text:p>0.498101</text:p>
              </table:table-cell>
              <table:table-cell office:value-type="float" office:value="0.66485">
                <text:p>0.6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53704">
                <text:p>0.253704</text:p>
              </table:table-cell>
              <table:table-cell office:value-type="float" office:value="0.587374">
                <text:p>0.58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0421">
                <text:p>0.390421</text:p>
              </table:table-cell>
              <table:table-cell office:value-type="float" office:value="0.358739">
                <text:p>0.35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44792">
                <text:p>0.244792</text:p>
              </table:table-cell>
              <table:table-cell office:value-type="float" office:value="0.584368">
                <text:p>0.58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68095">
                <text:p>0.568095</text:p>
              </table:table-cell>
              <table:table-cell office:value-type="float" office:value="0.442623">
                <text:p>0.44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0306">
                <text:p>0.400306</text:p>
              </table:table-cell>
              <table:table-cell office:value-type="float" office:value="0.361508">
                <text:p>0.36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23948">
                <text:p>0.623948</text:p>
              </table:table-cell>
              <table:table-cell office:value-type="float" office:value="0.51138">
                <text:p>0.5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1544">
                <text:p>0.21544</text:p>
              </table:table-cell>
              <table:table-cell office:value-type="float" office:value="0.574589">
                <text:p>0.57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9896">
                <text:p>0.639896</text:p>
              </table:table-cell>
              <table:table-cell office:value-type="float" office:value="0.58603">
                <text:p>0.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5236">
                <text:p>0.55236</text:p>
              </table:table-cell>
              <table:table-cell office:value-type="float" office:value="0.669163">
                <text:p>0.66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61585">
                <text:p>0.461585</text:p>
              </table:table-cell>
              <table:table-cell office:value-type="float" office:value="0.656189">
                <text:p>0.65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1216">
                <text:p>0.481216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59854">
                <text:p>0.559854</text:p>
              </table:table-cell>
              <table:table-cell office:value-type="float" office:value="0.436025">
                <text:p>0.43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48648">
                <text:p>0.248648</text:p>
              </table:table-cell>
              <table:table-cell office:value-type="float" office:value="0.33065">
                <text:p>0.3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94957">
                <text:p>0.394957</text:p>
              </table:table-cell>
              <table:table-cell office:value-type="float" office:value="0.63565">
                <text:p>0.6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29557">
                <text:p>0.629557</text:p>
              </table:table-cell>
              <table:table-cell office:value-type="float" office:value="0.622446">
                <text:p>0.62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29155">
                <text:p>0.429155</text:p>
              </table:table-cell>
              <table:table-cell office:value-type="float" office:value="0.646667">
                <text:p>0.64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51441">
                <text:p>0.551441</text:p>
              </table:table-cell>
              <table:table-cell office:value-type="float" office:value="0.669227">
                <text:p>0.66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6734">
                <text:p>0.546734</text:p>
              </table:table-cell>
              <table:table-cell office:value-type="float" office:value="0.426486">
                <text:p>0.42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8437">
                <text:p>0.638437</text:p>
              </table:table-cell>
              <table:table-cell office:value-type="float" office:value="0.596672">
                <text:p>0.5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31777">
                <text:p>0.531777</text:p>
              </table:table-cell>
              <table:table-cell office:value-type="float" office:value="0.416785">
                <text:p>0.4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264">
                <text:p>0.24264</text:p>
              </table:table-cell>
              <table:table-cell office:value-type="float" office:value="0.329773">
                <text:p>0.3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00587">
                <text:p>0.300587</text:p>
              </table:table-cell>
              <table:table-cell office:value-type="float" office:value="0.338977">
                <text:p>0.33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5035">
                <text:p>0.515035</text:p>
              </table:table-cell>
              <table:table-cell office:value-type="float" office:value="0.667637">
                <text:p>0.66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211">
                <text:p>0.389211</text:p>
              </table:table-cell>
              <table:table-cell office:value-type="float" office:value="0.633737">
                <text:p>0.63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6513">
                <text:p>0.416513</text:p>
              </table:table-cell>
              <table:table-cell office:value-type="float" office:value="0.366368">
                <text:p>0.36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6974">
                <text:p>0.416974</text:p>
              </table:table-cell>
              <table:table-cell office:value-type="float" office:value="0.642827">
                <text:p>0.64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47">
                <text:p>0.37847</text:p>
              </table:table-cell>
              <table:table-cell office:value-type="float" office:value="0.630131">
                <text:p>0.63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54847">
                <text:p>0.554847</text:p>
              </table:table-cell>
              <table:table-cell office:value-type="float" office:value="0.432258">
                <text:p>0.4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18643">
                <text:p>0.418643</text:p>
              </table:table-cell>
              <table:table-cell office:value-type="float" office:value="0.64336">
                <text:p>0.6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2642">
                <text:p>0.602642</text:p>
              </table:table-cell>
              <table:table-cell office:value-type="float" office:value="0.477854">
                <text:p>0.47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5334">
                <text:p>0.385334</text:p>
              </table:table-cell>
              <table:table-cell office:value-type="float" office:value="0.63244">
                <text:p>0.6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07364">
                <text:p>0.607364</text:p>
              </table:table-cell>
              <table:table-cell office:value-type="float" office:value="0.649285">
                <text:p>0.6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2364">
                <text:p>0.532364</text:p>
              </table:table-cell>
              <table:table-cell office:value-type="float" office:value="0.66929">
                <text:p>0.6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40276">
                <text:p>0.640276</text:p>
              </table:table-cell>
              <table:table-cell office:value-type="float" office:value="0.579066">
                <text:p>0.57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1388">
                <text:p>0.341388</text:p>
              </table:table-cell>
              <table:table-cell office:value-type="float" office:value="0.617464">
                <text:p>0.61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593">
                <text:p>0.38593</text:p>
              </table:table-cell>
              <table:table-cell office:value-type="float" office:value="0.63264">
                <text:p>0.6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74913">
                <text:p>0.474913</text:p>
              </table:table-cell>
              <table:table-cell office:value-type="float" office:value="0.387763">
                <text:p>0.38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0014">
                <text:p>0.180014</text:p>
              </table:table-cell>
              <table:table-cell office:value-type="float" office:value="0.563069">
                <text:p>0.56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76371">
                <text:p>0.476371</text:p>
              </table:table-cell>
              <table:table-cell office:value-type="float" office:value="0.388389">
                <text:p>0.38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73838">
                <text:p>0.473838</text:p>
              </table:table-cell>
              <table:table-cell office:value-type="float" office:value="0.387305">
                <text:p>0.3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383">
                <text:p>0.51383</text:p>
              </table:table-cell>
              <table:table-cell office:value-type="float" office:value="0.406461">
                <text:p>0.40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744">
                <text:p>0.49744</text:p>
              </table:table-cell>
              <table:table-cell office:value-type="float" office:value="0.398046">
                <text:p>0.39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42411">
                <text:p>0.242411</text:p>
              </table:table-cell>
              <table:table-cell office:value-type="float" office:value="0.32974">
                <text:p>0.3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81987">
                <text:p>0.581987</text:p>
              </table:table-cell>
              <table:table-cell office:value-type="float" office:value="0.455062">
                <text:p>0.45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53754">
                <text:p>0.553754</text:p>
              </table:table-cell>
              <table:table-cell office:value-type="float" office:value="0.669055">
                <text:p>0.6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38284">
                <text:p>0.638284</text:p>
              </table:table-cell>
              <table:table-cell office:value-type="float" office:value="0.554022">
                <text:p>0.55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74551">
                <text:p>0.474551</text:p>
              </table:table-cell>
              <table:table-cell office:value-type="float" office:value="0.659585">
                <text:p>0.65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1148">
                <text:p>0.511148</text:p>
              </table:table-cell>
              <table:table-cell office:value-type="float" office:value="0.667089">
                <text:p>0.66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28892">
                <text:p>0.428892</text:p>
              </table:table-cell>
              <table:table-cell office:value-type="float" office:value="0.646585">
                <text:p>0.64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14494">
                <text:p>0.414494</text:p>
              </table:table-cell>
              <table:table-cell office:value-type="float" office:value="0.642035">
                <text:p>0.64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14079">
                <text:p>0.314079</text:p>
              </table:table-cell>
              <table:table-cell office:value-type="float" office:value="0.341432">
                <text:p>0.34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86594">
                <text:p>0.286594</text:p>
              </table:table-cell>
              <table:table-cell office:value-type="float" office:value="0.598582">
                <text:p>0.59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94585">
                <text:p>0.494585</text:p>
              </table:table-cell>
              <table:table-cell office:value-type="float" office:value="0.664154">
                <text:p>0.66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16856">
                <text:p>0.516856</text:p>
              </table:table-cell>
              <table:table-cell office:value-type="float" office:value="0.408112">
                <text:p>0.4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3024">
                <text:p>0.403024</text:p>
              </table:table-cell>
              <table:table-cell office:value-type="float" office:value="0.638309">
                <text:p>0.6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98255">
                <text:p>0.498255</text:p>
              </table:table-cell>
              <table:table-cell office:value-type="float" office:value="0.398445">
                <text:p>0.39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65944">
                <text:p>0.465944</text:p>
              </table:table-cell>
              <table:table-cell office:value-type="float" office:value="0.657363">
                <text:p>0.65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734">
                <text:p>0.63734</text:p>
              </table:table-cell>
              <table:table-cell office:value-type="float" office:value="0.601715">
                <text:p>0.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12072">
                <text:p>0.212072</text:p>
              </table:table-cell>
              <table:table-cell office:value-type="float" office:value="0.32548">
                <text:p>0.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9292">
                <text:p>0.469292</text:p>
              </table:table-cell>
              <table:table-cell office:value-type="float" office:value="0.385397">
                <text:p>0.38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2649">
                <text:p>0.62649</text:p>
              </table:table-cell>
              <table:table-cell office:value-type="float" office:value="0.516723">
                <text:p>0.51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2834">
                <text:p>0.572834</text:p>
              </table:table-cell>
              <table:table-cell office:value-type="float" office:value="0.446665">
                <text:p>0.44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24673">
                <text:p>0.524673</text:p>
              </table:table-cell>
              <table:table-cell office:value-type="float" office:value="0.412543">
                <text:p>0.4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26805">
                <text:p>0.426805</text:p>
              </table:table-cell>
              <table:table-cell office:value-type="float" office:value="0.369673">
                <text:p>0.36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12524">
                <text:p>0.612524</text:p>
              </table:table-cell>
              <table:table-cell office:value-type="float" office:value="0.491552">
                <text:p>0.49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08518">
                <text:p>0.308518</text:p>
              </table:table-cell>
              <table:table-cell office:value-type="float" office:value="0.606126">
                <text:p>0.60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6734">
                <text:p>0.606734</text:p>
              </table:table-cell>
              <table:table-cell office:value-type="float" office:value="0.649779">
                <text:p>0.64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47671">
                <text:p>0.547671</text:p>
              </table:table-cell>
              <table:table-cell office:value-type="float" office:value="0.669425">
                <text:p>0.66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37446">
                <text:p>0.637446</text:p>
              </table:table-cell>
              <table:table-cell office:value-type="float" office:value="0.601279">
                <text:p>0.60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9112">
                <text:p>0.539112</text:p>
              </table:table-cell>
              <table:table-cell office:value-type="float" office:value="0.669524">
                <text:p>0.66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39496">
                <text:p>0.539496</text:p>
              </table:table-cell>
              <table:table-cell office:value-type="float" office:value="0.421651">
                <text:p>0.42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7487">
                <text:p>0.397487</text:p>
              </table:table-cell>
              <table:table-cell office:value-type="float" office:value="0.636487">
                <text:p>0.63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72183">
                <text:p>0.372183</text:p>
              </table:table-cell>
              <table:table-cell office:value-type="float" office:value="0.353985">
                <text:p>0.35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9453">
                <text:p>0.469453</text:p>
              </table:table-cell>
              <table:table-cell office:value-type="float" office:value="0.385464">
                <text:p>0.3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4847">
                <text:p>0.614847</text:p>
              </table:table-cell>
              <table:table-cell office:value-type="float" office:value="0.642597">
                <text:p>0.64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56007">
                <text:p>0.456007</text:p>
              </table:table-cell>
              <table:table-cell office:value-type="float" office:value="0.380089">
                <text:p>0.38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69533">
                <text:p>0.569533</text:p>
              </table:table-cell>
              <table:table-cell office:value-type="float" office:value="0.666724">
                <text:p>0.66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7942">
                <text:p>0.397942</text:p>
              </table:table-cell>
              <table:table-cell office:value-type="float" office:value="0.360833">
                <text:p>0.36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2773">
                <text:p>0.62773</text:p>
              </table:table-cell>
              <table:table-cell office:value-type="float" office:value="0.625753">
                <text:p>0.62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40306">
                <text:p>0.640306</text:p>
              </table:table-cell>
              <table:table-cell office:value-type="float" office:value="0.575631">
                <text:p>0.57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2517">
                <text:p>0.582517</text:p>
              </table:table-cell>
              <table:table-cell office:value-type="float" office:value="0.455576">
                <text:p>0.45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1867">
                <text:p>0.381867</text:p>
              </table:table-cell>
              <table:table-cell office:value-type="float" office:value="0.356452">
                <text:p>0.3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10963">
                <text:p>0.610963</text:p>
              </table:table-cell>
              <table:table-cell office:value-type="float" office:value="0.489221">
                <text:p>0.48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1858">
                <text:p>0.541858</text:p>
              </table:table-cell>
              <table:table-cell office:value-type="float" office:value="0.669543">
                <text:p>0.66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6611">
                <text:p>0.516611</text:p>
              </table:table-cell>
              <table:table-cell office:value-type="float" office:value="0.407979">
                <text:p>0.40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5447">
                <text:p>0.585447</text:p>
              </table:table-cell>
              <table:table-cell office:value-type="float" office:value="0.458469">
                <text:p>0.45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74819">
                <text:p>0.274819</text:p>
              </table:table-cell>
              <table:table-cell office:value-type="float" office:value="0.59455">
                <text:p>0.5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3544">
                <text:p>0.63544</text:p>
              </table:table-cell>
              <table:table-cell office:value-type="float" office:value="0.541377">
                <text:p>0.54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73057">
                <text:p>0.273057</text:p>
              </table:table-cell>
              <table:table-cell office:value-type="float" office:value="0.334372">
                <text:p>0.33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34628">
                <text:p>0.634628</text:p>
              </table:table-cell>
              <table:table-cell office:value-type="float" office:value="0.538503">
                <text:p>0.53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81229">
                <text:p>0.481229</text:p>
              </table:table-cell>
              <table:table-cell office:value-type="float" office:value="0.661211">
                <text:p>0.66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6758">
                <text:p>0.516758</text:p>
              </table:table-cell>
              <table:table-cell office:value-type="float" office:value="0.40806">
                <text:p>0.4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25646">
                <text:p>0.425646</text:p>
              </table:table-cell>
              <table:table-cell office:value-type="float" office:value="0.645573">
                <text:p>0.64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84661">
                <text:p>0.284661</text:p>
              </table:table-cell>
              <table:table-cell office:value-type="float" office:value="0.336254">
                <text:p>0.33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01">
                <text:p>0.48201</text:p>
              </table:table-cell>
              <table:table-cell office:value-type="float" office:value="0.661395">
                <text:p>0.66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32255">
                <text:p>0.532255</text:p>
              </table:table-cell>
              <table:table-cell office:value-type="float" office:value="0.417078">
                <text:p>0.4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34384">
                <text:p>0.634384</text:p>
              </table:table-cell>
              <table:table-cell office:value-type="float" office:value="0.537678">
                <text:p>0.53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58417">
                <text:p>0.558417</text:p>
              </table:table-cell>
              <table:table-cell office:value-type="float" office:value="0.668584">
                <text:p>0.66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19976">
                <text:p>0.419976</text:p>
              </table:table-cell>
              <table:table-cell office:value-type="float" office:value="0.643784">
                <text:p>0.64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22439">
                <text:p>0.622439</text:p>
              </table:table-cell>
              <table:table-cell office:value-type="float" office:value="0.633771">
                <text:p>0.63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1881">
                <text:p>0.391881</text:p>
              </table:table-cell>
              <table:table-cell office:value-type="float" office:value="0.634629">
                <text:p>0.63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82867">
                <text:p>0.582867</text:p>
              </table:table-cell>
              <table:table-cell office:value-type="float" office:value="0.455916">
                <text:p>0.45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76888">
                <text:p>0.276888</text:p>
              </table:table-cell>
              <table:table-cell office:value-type="float" office:value="0.595258">
                <text:p>0.5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9116">
                <text:p>0.49116</text:p>
              </table:table-cell>
              <table:table-cell office:value-type="float" office:value="0.395043">
                <text:p>0.395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2061">
                <text:p>0.542061</text:p>
              </table:table-cell>
              <table:table-cell office:value-type="float" office:value="0.423333">
                <text:p>0.42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88015">
                <text:p>0.388015</text:p>
              </table:table-cell>
              <table:table-cell office:value-type="float" office:value="0.633338">
                <text:p>0.6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95427">
                <text:p>0.395427</text:p>
              </table:table-cell>
              <table:table-cell office:value-type="float" office:value="0.360124">
                <text:p>0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7764">
                <text:p>0.407764</text:p>
              </table:table-cell>
              <table:table-cell office:value-type="float" office:value="0.639857">
                <text:p>0.63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20882">
                <text:p>0.520882</text:p>
              </table:table-cell>
              <table:table-cell office:value-type="float" office:value="0.410365">
                <text:p>0.41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59087">
                <text:p>0.359087</text:p>
              </table:table-cell>
              <table:table-cell office:value-type="float" office:value="0.623541">
                <text:p>0.62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3921">
                <text:p>0.363921</text:p>
              </table:table-cell>
              <table:table-cell office:value-type="float" office:value="0.625192">
                <text:p>0.6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00613">
                <text:p>0.500613</text:p>
              </table:table-cell>
              <table:table-cell office:value-type="float" office:value="0.665324">
                <text:p>0.66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31456">
                <text:p>0.531456</text:p>
              </table:table-cell>
              <table:table-cell office:value-type="float" office:value="0.416588">
                <text:p>0.41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35571">
                <text:p>0.635571</text:p>
              </table:table-cell>
              <table:table-cell office:value-type="float" office:value="0.608003">
                <text:p>0.60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9854">
                <text:p>0.369854</text:p>
              </table:table-cell>
              <table:table-cell office:value-type="float" office:value="0.627211">
                <text:p>0.62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7215">
                <text:p>0.407215</text:p>
              </table:table-cell>
              <table:table-cell office:value-type="float" office:value="0.639678">
                <text:p>0.63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49996">
                <text:p>0.249996</text:p>
              </table:table-cell>
              <table:table-cell office:value-type="float" office:value="0.586121">
                <text:p>0.5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9336">
                <text:p>0.39336</text:p>
              </table:table-cell>
              <table:table-cell office:value-type="float" office:value="0.359547">
                <text:p>0.35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86014">
                <text:p>0.386014</text:p>
              </table:table-cell>
              <table:table-cell office:value-type="float" office:value="0.632668">
                <text:p>0.63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88022">
                <text:p>0.488022</text:p>
              </table:table-cell>
              <table:table-cell office:value-type="float" office:value="0.662763">
                <text:p>0.6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15336">
                <text:p>0.315336</text:p>
              </table:table-cell>
              <table:table-cell office:value-type="float" office:value="0.341669">
                <text:p>0.34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27696">
                <text:p>0.527696</text:p>
              </table:table-cell>
              <table:table-cell office:value-type="float" office:value="0.668987">
                <text:p>0.66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20882">
                <text:p>0.320882</text:p>
              </table:table-cell>
              <table:table-cell office:value-type="float" office:value="0.610392">
                <text:p>0.61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5358">
                <text:p>0.365358</text:p>
              </table:table-cell>
              <table:table-cell office:value-type="float" office:value="0.625682">
                <text:p>0.62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5828">
                <text:p>0.235828</text:p>
              </table:table-cell>
              <table:table-cell office:value-type="float" office:value="0.328794">
                <text:p>0.32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81544">
                <text:p>0.381544</text:p>
              </table:table-cell>
              <table:table-cell office:value-type="float" office:value="0.631167">
                <text:p>0.63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0706">
                <text:p>0.480706</text:p>
              </table:table-cell>
              <table:table-cell office:value-type="float" office:value="0.661087">
                <text:p>0.6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91265">
                <text:p>0.391265</text:p>
              </table:table-cell>
              <table:table-cell office:value-type="float" office:value="0.634422">
                <text:p>0.63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20131">
                <text:p>0.620131</text:p>
              </table:table-cell>
              <table:table-cell office:value-type="float" office:value="0.504108">
                <text:p>0.50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81065">
                <text:p>0.581065</text:p>
              </table:table-cell>
              <table:table-cell office:value-type="float" office:value="0.663508">
                <text:p>0.6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56068">
                <text:p>0.556068</text:p>
              </table:table-cell>
              <table:table-cell office:value-type="float" office:value="0.668842">
                <text:p>0.66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6869">
                <text:p>0.46869</text:p>
              </table:table-cell>
              <table:table-cell office:value-type="float" office:value="0.658085">
                <text:p>0.65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18364">
                <text:p>0.318364</text:p>
              </table:table-cell>
              <table:table-cell office:value-type="float" office:value="0.609523">
                <text:p>0.60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15105">
                <text:p>0.615105</text:p>
              </table:table-cell>
              <table:table-cell office:value-type="float" office:value="0.642334">
                <text:p>0.6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88842">
                <text:p>0.588842</text:p>
              </table:table-cell>
              <table:table-cell office:value-type="float" office:value="0.461953">
                <text:p>0.46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2152">
                <text:p>0.382152</text:p>
              </table:table-cell>
              <table:table-cell office:value-type="float" office:value="0.356527">
                <text:p>0.35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88305">
                <text:p>0.588305</text:p>
              </table:table-cell>
              <table:table-cell office:value-type="float" office:value="0.461393">
                <text:p>0.46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63938">
                <text:p>0.263938</text:p>
              </table:table-cell>
              <table:table-cell office:value-type="float" office:value="0.332948">
                <text:p>0.33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14976">
                <text:p>0.614976</text:p>
              </table:table-cell>
              <table:table-cell office:value-type="float" office:value="0.642465">
                <text:p>0.64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64965">
                <text:p>0.264965</text:p>
              </table:table-cell>
              <table:table-cell office:value-type="float" office:value="0.591192">
                <text:p>0.59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5213">
                <text:p>0.35213</text:p>
              </table:table-cell>
              <table:table-cell office:value-type="float" office:value="0.349242">
                <text:p>0.34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64845">
                <text:p>0.464845</text:p>
              </table:table-cell>
              <table:table-cell office:value-type="float" office:value="0.383578">
                <text:p>0.38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67773">
                <text:p>0.567773</text:p>
              </table:table-cell>
              <table:table-cell office:value-type="float" office:value="0.667092">
                <text:p>0.66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48344">
                <text:p>0.548344</text:p>
              </table:table-cell>
              <table:table-cell office:value-type="float" office:value="0.4276">
                <text:p>0.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3966">
                <text:p>0.63966</text:p>
              </table:table-cell>
              <table:table-cell office:value-type="float" office:value="0.563814">
                <text:p>0.56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792">
                <text:p>0.22792</text:p>
              </table:table-cell>
              <table:table-cell office:value-type="float" office:value="0.578723">
                <text:p>0.57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47501">
                <text:p>0.547501</text:p>
              </table:table-cell>
              <table:table-cell office:value-type="float" office:value="0.427015">
                <text:p>0.42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71559">
                <text:p>0.571559</text:p>
              </table:table-cell>
              <table:table-cell office:value-type="float" office:value="0.445556">
                <text:p>0.4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13781">
                <text:p>0.313781</text:p>
              </table:table-cell>
              <table:table-cell office:value-type="float" office:value="0.607942">
                <text:p>0.60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57664">
                <text:p>0.557664</text:p>
              </table:table-cell>
              <table:table-cell office:value-type="float" office:value="0.434358">
                <text:p>0.43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58643">
                <text:p>0.558643</text:p>
              </table:table-cell>
              <table:table-cell office:value-type="float" office:value="0.4351">
                <text:p>0.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3247">
                <text:p>0.63247</text:p>
              </table:table-cell>
              <table:table-cell office:value-type="float" office:value="0.531718">
                <text:p>0.53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40747">
                <text:p>0.440747</text:p>
              </table:table-cell>
              <table:table-cell office:value-type="float" office:value="0.650205">
                <text:p>0.6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3982">
                <text:p>0.33982</text:p>
              </table:table-cell>
              <table:table-cell office:value-type="float" office:value="0.346557">
                <text:p>0.34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10783">
                <text:p>0.410783</text:p>
              </table:table-cell>
              <table:table-cell office:value-type="float" office:value="0.364603">
                <text:p>0.36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96343">
                <text:p>0.396343</text:p>
              </table:table-cell>
              <table:table-cell office:value-type="float" office:value="0.636109">
                <text:p>0.63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48726">
                <text:p>0.348726</text:p>
              </table:table-cell>
              <table:table-cell office:value-type="float" office:value="0.619991">
                <text:p>0.61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40288">
                <text:p>0.640288</text:p>
              </table:table-cell>
              <table:table-cell office:value-type="float" office:value="0.578519">
                <text:p>0.57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36528">
                <text:p>0.636528</text:p>
              </table:table-cell>
              <table:table-cell office:value-type="float" office:value="0.545623">
                <text:p>0.54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55379">
                <text:p>0.255379</text:p>
              </table:table-cell>
              <table:table-cell office:value-type="float" office:value="0.587941">
                <text:p>0.58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96768">
                <text:p>0.596768</text:p>
              </table:table-cell>
              <table:table-cell office:value-type="float" office:value="0.656434">
                <text:p>0.65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25301">
                <text:p>0.625301</text:p>
              </table:table-cell>
              <table:table-cell office:value-type="float" office:value="0.514167">
                <text:p>0.51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1347">
                <text:p>0.61347</text:p>
              </table:table-cell>
              <table:table-cell office:value-type="float" office:value="0.643953">
                <text:p>0.64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41732">
                <text:p>0.541732</text:p>
              </table:table-cell>
              <table:table-cell office:value-type="float" office:value="0.423115">
                <text:p>0.42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5204">
                <text:p>0.405204</text:p>
              </table:table-cell>
              <table:table-cell office:value-type="float" office:value="0.362934">
                <text:p>0.36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33239">
                <text:p>0.633239</text:p>
              </table:table-cell>
              <table:table-cell office:value-type="float" office:value="0.614477">
                <text:p>0.61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06681">
                <text:p>0.606681</text:p>
              </table:table-cell>
              <table:table-cell office:value-type="float" office:value="0.483166">
                <text:p>0.48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27383">
                <text:p>0.627383</text:p>
              </table:table-cell>
              <table:table-cell office:value-type="float" office:value="0.626344">
                <text:p>0.62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5474">
                <text:p>0.505474</text:p>
              </table:table-cell>
              <table:table-cell office:value-type="float" office:value="0.402062">
                <text:p>0.4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35396">
                <text:p>0.435396</text:p>
              </table:table-cell>
              <table:table-cell office:value-type="float" office:value="0.648587">
                <text:p>0.64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6961">
                <text:p>0.456961</text:p>
              </table:table-cell>
              <table:table-cell office:value-type="float" office:value="0.38046">
                <text:p>0.3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7398">
                <text:p>0.517398</text:p>
              </table:table-cell>
              <table:table-cell office:value-type="float" office:value="0.667944">
                <text:p>0.6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85094">
                <text:p>0.585094</text:p>
              </table:table-cell>
              <table:table-cell office:value-type="float" office:value="0.458116">
                <text:p>0.45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83163">
                <text:p>0.583163</text:p>
              </table:table-cell>
              <table:table-cell office:value-type="float" office:value="0.456205">
                <text:p>0.45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35068">
                <text:p>0.635068</text:p>
              </table:table-cell>
              <table:table-cell office:value-type="float" office:value="0.609537">
                <text:p>0.60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52275">
                <text:p>0.452275</text:p>
              </table:table-cell>
              <table:table-cell office:value-type="float" office:value="0.378666">
                <text:p>0.37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39904">
                <text:p>0.339904</text:p>
              </table:table-cell>
              <table:table-cell office:value-type="float" office:value="0.616953">
                <text:p>0.61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34549">
                <text:p>0.634549</text:p>
              </table:table-cell>
              <table:table-cell office:value-type="float" office:value="0.61103">
                <text:p>0.6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22737">
                <text:p>0.622737</text:p>
              </table:table-cell>
              <table:table-cell office:value-type="float" office:value="0.508991">
                <text:p>0.50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39989">
                <text:p>0.639989</text:p>
              </table:table-cell>
              <table:table-cell office:value-type="float" office:value="0.584893">
                <text:p>0.5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93787">
                <text:p>0.393787</text:p>
              </table:table-cell>
              <table:table-cell office:value-type="float" office:value="0.635261">
                <text:p>0.63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04724">
                <text:p>0.404724</text:p>
              </table:table-cell>
              <table:table-cell office:value-type="float" office:value="0.362793">
                <text:p>0.36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08262">
                <text:p>0.308262</text:p>
              </table:table-cell>
              <table:table-cell office:value-type="float" office:value="0.606038">
                <text:p>0.60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62711">
                <text:p>0.462711</text:p>
              </table:table-cell>
              <table:table-cell office:value-type="float" office:value="0.38272">
                <text:p>0.3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8258">
                <text:p>0.28258</text:p>
              </table:table-cell>
              <table:table-cell office:value-type="float" office:value="0.597206">
                <text:p>0.597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26297">
                <text:p>0.226297</text:p>
              </table:table-cell>
              <table:table-cell office:value-type="float" office:value="0.578184">
                <text:p>0.57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01941">
                <text:p>0.601941</text:p>
              </table:table-cell>
              <table:table-cell office:value-type="float" office:value="0.476968">
                <text:p>0.47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17381">
                <text:p>0.617381</text:p>
              </table:table-cell>
              <table:table-cell office:value-type="float" office:value="0.499312">
                <text:p>0.49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9127">
                <text:p>0.29127</text:p>
              </table:table-cell>
              <table:table-cell office:value-type="float" office:value="0.600188">
                <text:p>0.6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29118">
                <text:p>0.429118</text:p>
              </table:table-cell>
              <table:table-cell office:value-type="float" office:value="0.646655">
                <text:p>0.64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86715">
                <text:p>0.486715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93856">
                <text:p>0.593856</text:p>
              </table:table-cell>
              <table:table-cell office:value-type="float" office:value="0.467381">
                <text:p>0.46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65289">
                <text:p>0.465289</text:p>
              </table:table-cell>
              <table:table-cell office:value-type="float" office:value="0.383757">
                <text:p>0.38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77178">
                <text:p>0.277178</text:p>
              </table:table-cell>
              <table:table-cell office:value-type="float" office:value="0.595358">
                <text:p>0.59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8557">
                <text:p>0.418557</text:p>
              </table:table-cell>
              <table:table-cell office:value-type="float" office:value="0.643332">
                <text:p>0.64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41873">
                <text:p>0.141873</text:p>
              </table:table-cell>
              <table:table-cell office:value-type="float" office:value="0.551054">
                <text:p>0.55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3072">
                <text:p>0.163072</text:p>
              </table:table-cell>
              <table:table-cell office:value-type="float" office:value="0.318816">
                <text:p>0.31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57194">
                <text:p>0.557194</text:p>
              </table:table-cell>
              <table:table-cell office:value-type="float" office:value="0.434003">
                <text:p>0.43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40212">
                <text:p>0.640212</text:p>
              </table:table-cell>
              <table:table-cell office:value-type="float" office:value="0.571543">
                <text:p>0.57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87861">
                <text:p>0.587861</text:p>
              </table:table-cell>
              <table:table-cell office:value-type="float" office:value="0.460932">
                <text:p>0.4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3091">
                <text:p>0.53091</text:p>
              </table:table-cell>
              <table:table-cell office:value-type="float" office:value="0.669209">
                <text:p>0.66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38803">
                <text:p>0.538803</text:p>
              </table:table-cell>
              <table:table-cell office:value-type="float" office:value="0.421202">
                <text:p>0.42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5124">
                <text:p>0.635124</text:p>
              </table:table-cell>
              <table:table-cell office:value-type="float" office:value="0.540229">
                <text:p>0.54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87119">
                <text:p>0.387119</text:p>
              </table:table-cell>
              <table:table-cell office:value-type="float" office:value="0.357845">
                <text:p>0.35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26384">
                <text:p>0.526384</text:p>
              </table:table-cell>
              <table:table-cell office:value-type="float" office:value="0.668881">
                <text:p>0.66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65986">
                <text:p>0.365986</text:p>
              </table:table-cell>
              <table:table-cell office:value-type="float" office:value="0.625896">
                <text:p>0.6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8064">
                <text:p>0.638064</text:p>
              </table:table-cell>
              <table:table-cell office:value-type="float" office:value="0.552803">
                <text:p>0.55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37155">
                <text:p>0.637155</text:p>
              </table:table-cell>
              <table:table-cell office:value-type="float" office:value="0.602458">
                <text:p>0.6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75128">
                <text:p>0.375128</text:p>
              </table:table-cell>
              <table:table-cell office:value-type="float" office:value="0.629">
                <text:p>0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76008">
                <text:p>0.476008</text:p>
              </table:table-cell>
              <table:table-cell office:value-type="float" office:value="0.659948">
                <text:p>0.65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95612">
                <text:p>0.495612</text:p>
              </table:table-cell>
              <table:table-cell office:value-type="float" office:value="0.664361">
                <text:p>0.66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90119">
                <text:p>0.390119</text:p>
              </table:table-cell>
              <table:table-cell office:value-type="float" office:value="0.358656">
                <text:p>0.35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44764">
                <text:p>0.544764</text:p>
              </table:table-cell>
              <table:table-cell office:value-type="float" office:value="0.425142">
                <text:p>0.42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51617">
                <text:p>0.251617</text:p>
              </table:table-cell>
              <table:table-cell office:value-type="float" office:value="0.331088">
                <text:p>0.33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3382">
                <text:p>0.53382</text:p>
              </table:table-cell>
              <table:table-cell office:value-type="float" office:value="0.669364">
                <text:p>0.66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8455">
                <text:p>0.378455</text:p>
              </table:table-cell>
              <table:table-cell office:value-type="float" office:value="0.630126">
                <text:p>0.63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96072">
                <text:p>0.296072</text:p>
              </table:table-cell>
              <table:table-cell office:value-type="float" office:value="0.338187">
                <text:p>0.33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0959">
                <text:p>0.570959</text:p>
              </table:table-cell>
              <table:table-cell office:value-type="float" office:value="0.666401">
                <text:p>0.66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01605">
                <text:p>0.601605</text:p>
              </table:table-cell>
              <table:table-cell office:value-type="float" office:value="0.476545">
                <text:p>0.47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29911">
                <text:p>0.629911</text:p>
              </table:table-cell>
              <table:table-cell office:value-type="float" office:value="0.524773">
                <text:p>0.52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95621">
                <text:p>0.295621</text:p>
              </table:table-cell>
              <table:table-cell office:value-type="float" office:value="0.601685">
                <text:p>0.60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45304">
                <text:p>0.445304</text:p>
              </table:table-cell>
              <table:table-cell office:value-type="float" office:value="0.376083">
                <text:p>0.37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23239">
                <text:p>0.623239</text:p>
              </table:table-cell>
              <table:table-cell office:value-type="float" office:value="0.509967">
                <text:p>0.50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56018">
                <text:p>0.456018</text:p>
              </table:table-cell>
              <table:table-cell office:value-type="float" office:value="0.654644">
                <text:p>0.65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2689">
                <text:p>0.42689</text:p>
              </table:table-cell>
              <table:table-cell office:value-type="float" office:value="0.369701">
                <text:p>0.36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33072">
                <text:p>0.633072</text:p>
              </table:table-cell>
              <table:table-cell office:value-type="float" office:value="0.533507">
                <text:p>0.53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53232">
                <text:p>0.553232</text:p>
              </table:table-cell>
              <table:table-cell office:value-type="float" office:value="0.431076">
                <text:p>0.43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87931">
                <text:p>0.487931</text:p>
              </table:table-cell>
              <table:table-cell office:value-type="float" office:value="0.662743">
                <text:p>0.66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47584">
                <text:p>0.547584</text:p>
              </table:table-cell>
              <table:table-cell office:value-type="float" office:value="0.669429">
                <text:p>0.66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81323">
                <text:p>0.481323</text:p>
              </table:table-cell>
              <table:table-cell office:value-type="float" office:value="0.661233">
                <text:p>0.66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88542">
                <text:p>0.488542</text:p>
              </table:table-cell>
              <table:table-cell office:value-type="float" office:value="0.662878">
                <text:p>0.66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74729">
                <text:p>0.474729</text:p>
              </table:table-cell>
              <table:table-cell office:value-type="float" office:value="0.659629">
                <text:p>0.65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59241">
                <text:p>0.559241</text:p>
              </table:table-cell>
              <table:table-cell office:value-type="float" office:value="0.435557">
                <text:p>0.43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35252">
                <text:p>0.435252</text:p>
              </table:table-cell>
              <table:table-cell office:value-type="float" office:value="0.648544">
                <text:p>0.64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63445">
                <text:p>0.563445</text:p>
              </table:table-cell>
              <table:table-cell office:value-type="float" office:value="0.438838">
                <text:p>0.43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39256">
                <text:p>0.639256</text:p>
              </table:table-cell>
              <table:table-cell office:value-type="float" office:value="0.59171">
                <text:p>0.5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43729">
                <text:p>0.343729</text:p>
              </table:table-cell>
              <table:table-cell office:value-type="float" office:value="0.347392">
                <text:p>0.3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86104">
                <text:p>0.386104</text:p>
              </table:table-cell>
              <table:table-cell office:value-type="float" office:value="0.632698">
                <text:p>0.63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07358">
                <text:p>0.607358</text:p>
              </table:table-cell>
              <table:table-cell office:value-type="float" office:value="0.64929">
                <text:p>0.6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2063">
                <text:p>0.342063</text:p>
              </table:table-cell>
              <table:table-cell office:value-type="float" office:value="0.617697">
                <text:p>0.61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03">
                <text:p>0.5803</text:p>
              </table:table-cell>
              <table:table-cell office:value-type="float" office:value="0.663767">
                <text:p>0.66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95172">
                <text:p>0.395172</text:p>
              </table:table-cell>
              <table:table-cell office:value-type="float" office:value="0.635721">
                <text:p>0.63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2942">
                <text:p>0.52942</text:p>
              </table:table-cell>
              <table:table-cell office:value-type="float" office:value="0.415353">
                <text:p>0.41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05831">
                <text:p>0.205831</text:p>
              </table:table-cell>
              <table:table-cell office:value-type="float" office:value="0.324626">
                <text:p>0.32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88714">
                <text:p>0.588714</text:p>
              </table:table-cell>
              <table:table-cell office:value-type="float" office:value="0.461817">
                <text:p>0.46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90557">
                <text:p>0.290557</text:p>
              </table:table-cell>
              <table:table-cell office:value-type="float" office:value="0.599942">
                <text:p>0.59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55017">
                <text:p>0.455017</text:p>
              </table:table-cell>
              <table:table-cell office:value-type="float" office:value="0.654362">
                <text:p>0.65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4082">
                <text:p>0.44082</text:p>
              </table:table-cell>
              <table:table-cell office:value-type="float" office:value="0.374471">
                <text:p>0.3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9745">
                <text:p>0.389745</text:p>
              </table:table-cell>
              <table:table-cell office:value-type="float" office:value="0.358555">
                <text:p>0.35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15364">
                <text:p>0.315364</text:p>
              </table:table-cell>
              <table:table-cell office:value-type="float" office:value="0.341674">
                <text:p>0.3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60981">
                <text:p>0.560981</text:p>
              </table:table-cell>
              <table:table-cell office:value-type="float" office:value="0.66825">
                <text:p>0.6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1867">
                <text:p>0.621867</text:p>
              </table:table-cell>
              <table:table-cell office:value-type="float" office:value="0.634529">
                <text:p>0.63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37025">
                <text:p>0.637025</text:p>
              </table:table-cell>
              <table:table-cell office:value-type="float" office:value="0.547756">
                <text:p>0.54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62412">
                <text:p>0.462412</text:p>
              </table:table-cell>
              <table:table-cell office:value-type="float" office:value="0.656412">
                <text:p>0.65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34496">
                <text:p>0.434496</text:p>
              </table:table-cell>
              <table:table-cell office:value-type="float" office:value="0.648313">
                <text:p>0.64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33806">
                <text:p>0.633806</text:p>
              </table:table-cell>
              <table:table-cell office:value-type="float" office:value="0.613036">
                <text:p>0.61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51708">
                <text:p>0.451708</text:p>
              </table:table-cell>
              <table:table-cell office:value-type="float" office:value="0.653421">
                <text:p>0.65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40289">
                <text:p>0.640289</text:p>
              </table:table-cell>
              <table:table-cell office:value-type="float" office:value="0.574367">
                <text:p>0.57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09834">
                <text:p>0.409834</text:p>
              </table:table-cell>
              <table:table-cell office:value-type="float" office:value="0.364315">
                <text:p>0.36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4016">
                <text:p>0.514016</text:p>
              </table:table-cell>
              <table:table-cell office:value-type="float" office:value="0.406562">
                <text:p>0.40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8066">
                <text:p>0.298066</text:p>
              </table:table-cell>
              <table:table-cell office:value-type="float" office:value="0.602523">
                <text:p>0.60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39973">
                <text:p>0.639973</text:p>
              </table:table-cell>
              <table:table-cell office:value-type="float" office:value="0.585106">
                <text:p>0.58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01685">
                <text:p>0.401685</text:p>
              </table:table-cell>
              <table:table-cell office:value-type="float" office:value="0.63787">
                <text:p>0.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76324">
                <text:p>0.376324</text:p>
              </table:table-cell>
              <table:table-cell office:value-type="float" office:value="0.629406">
                <text:p>0.62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94986">
                <text:p>0.594986</text:p>
              </table:table-cell>
              <table:table-cell office:value-type="float" office:value="0.657425">
                <text:p>0.65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66046">
                <text:p>0.466046</text:p>
              </table:table-cell>
              <table:table-cell office:value-type="float" office:value="0.657389">
                <text:p>0.65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36778">
                <text:p>0.636778</text:p>
              </table:table-cell>
              <table:table-cell office:value-type="float" office:value="0.6039">
                <text:p>0.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6925">
                <text:p>0.246925</text:p>
              </table:table-cell>
              <table:table-cell office:value-type="float" office:value="0.585086">
                <text:p>0.58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50413">
                <text:p>0.450413</text:p>
              </table:table-cell>
              <table:table-cell office:value-type="float" office:value="0.653048">
                <text:p>0.6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6307">
                <text:p>0.46307</text:p>
              </table:table-cell>
              <table:table-cell office:value-type="float" office:value="0.65659">
                <text:p>0.6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37551">
                <text:p>0.337551</text:p>
              </table:table-cell>
              <table:table-cell office:value-type="float" office:value="0.34608">
                <text:p>0.3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3944">
                <text:p>0.603944</text:p>
              </table:table-cell>
              <table:table-cell office:value-type="float" office:value="0.651851">
                <text:p>0.65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02885">
                <text:p>0.402885</text:p>
              </table:table-cell>
              <table:table-cell office:value-type="float" office:value="0.638262">
                <text:p>0.63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6744">
                <text:p>0.426744</text:p>
              </table:table-cell>
              <table:table-cell office:value-type="float" office:value="0.645916">
                <text:p>0.64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19537">
                <text:p>0.519537</text:p>
              </table:table-cell>
              <table:table-cell office:value-type="float" office:value="0.409607">
                <text:p>0.40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72779">
                <text:p>0.572779</text:p>
              </table:table-cell>
              <table:table-cell office:value-type="float" office:value="0.446616">
                <text:p>0.44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85143">
                <text:p>0.485143</text:p>
              </table:table-cell>
              <table:table-cell office:value-type="float" office:value="0.392266">
                <text:p>0.3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292">
                <text:p>0.629292</text:p>
              </table:table-cell>
              <table:table-cell office:value-type="float" office:value="0.62294">
                <text:p>0.6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67838">
                <text:p>0.367838</text:p>
              </table:table-cell>
              <table:table-cell office:value-type="float" office:value="0.352916">
                <text:p>0.35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28211">
                <text:p>0.328211</text:p>
              </table:table-cell>
              <table:table-cell office:value-type="float" office:value="0.612923">
                <text:p>0.61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064">
                <text:p>0.632064</text:p>
              </table:table-cell>
              <table:table-cell office:value-type="float" office:value="0.617253">
                <text:p>0.6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9745">
                <text:p>0.269745</text:p>
              </table:table-cell>
              <table:table-cell office:value-type="float" office:value="0.59282">
                <text:p>0.5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84789">
                <text:p>0.384789</text:p>
              </table:table-cell>
              <table:table-cell office:value-type="float" office:value="0.632257">
                <text:p>0.63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63097">
                <text:p>0.363097</text:p>
              </table:table-cell>
              <table:table-cell office:value-type="float" office:value="0.624911">
                <text:p>0.62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69568">
                <text:p>0.469568</text:p>
              </table:table-cell>
              <table:table-cell office:value-type="float" office:value="0.385512">
                <text:p>0.38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68878">
                <text:p>0.468878</text:p>
              </table:table-cell>
              <table:table-cell office:value-type="float" office:value="0.385226">
                <text:p>0.38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746">
                <text:p>0.638746</text:p>
              </table:table-cell>
              <table:table-cell office:value-type="float" office:value="0.594964">
                <text:p>0.59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77837">
                <text:p>0.577837</text:p>
              </table:table-cell>
              <table:table-cell office:value-type="float" office:value="0.664555">
                <text:p>0.66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543609">
                <text:p>0.543609</text:p>
              </table:table-cell>
              <table:table-cell office:value-type="float" office:value="0.424364">
                <text:p>0.42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34063">
                <text:p>0.434063</text:p>
              </table:table-cell>
              <table:table-cell office:value-type="float" office:value="0.64818">
                <text:p>0.6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06156">
                <text:p>0.606156</text:p>
              </table:table-cell>
              <table:table-cell office:value-type="float" office:value="0.482454">
                <text:p>0.48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5908">
                <text:p>0.475908</text:p>
              </table:table-cell>
              <table:table-cell office:value-type="float" office:value="0.38819">
                <text:p>0.38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2127">
                <text:p>0.422127</text:p>
              </table:table-cell>
              <table:table-cell office:value-type="float" office:value="0.368147">
                <text:p>0.36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72141">
                <text:p>0.472141</text:p>
              </table:table-cell>
              <table:table-cell office:value-type="float" office:value="0.386587">
                <text:p>0.38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9288">
                <text:p>0.39288</text:p>
              </table:table-cell>
              <table:table-cell office:value-type="float" office:value="0.63496">
                <text:p>0.6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9598">
                <text:p>0.239598</text:p>
              </table:table-cell>
              <table:table-cell office:value-type="float" office:value="0.582624">
                <text:p>0.58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36468">
                <text:p>0.336468</text:p>
              </table:table-cell>
              <table:table-cell office:value-type="float" office:value="0.615769">
                <text:p>0.61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28195">
                <text:p>0.528195</text:p>
              </table:table-cell>
              <table:table-cell office:value-type="float" office:value="0.414619">
                <text:p>0.41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525708">
                <text:p>0.525708</text:p>
              </table:table-cell>
              <table:table-cell office:value-type="float" office:value="0.668823">
                <text:p>0.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52891">
                <text:p>0.52891</text:p>
              </table:table-cell>
              <table:table-cell office:value-type="float" office:value="0.669077">
                <text:p>0.66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9714">
                <text:p>0.49714</text:p>
              </table:table-cell>
              <table:table-cell office:value-type="float" office:value="0.664663">
                <text:p>0.66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44381">
                <text:p>0.244381</text:p>
              </table:table-cell>
              <table:table-cell office:value-type="float" office:value="0.330025">
                <text:p>0.33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89433">
                <text:p>0.289433</text:p>
              </table:table-cell>
              <table:table-cell office:value-type="float" office:value="0.599556">
                <text:p>0.59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91183">
                <text:p>0.591183</text:p>
              </table:table-cell>
              <table:table-cell office:value-type="float" office:value="0.659366">
                <text:p>0.65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33569">
                <text:p>0.633569</text:p>
              </table:table-cell>
              <table:table-cell office:value-type="float" office:value="0.613647">
                <text:p>0.61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85614">
                <text:p>0.285614</text:p>
              </table:table-cell>
              <table:table-cell office:value-type="float" office:value="0.598246">
                <text:p>0.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0347">
                <text:p>0.450347</text:p>
              </table:table-cell>
              <table:table-cell office:value-type="float" office:value="0.653029">
                <text:p>0.65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60283">
                <text:p>0.560283</text:p>
              </table:table-cell>
              <table:table-cell office:value-type="float" office:value="0.668346">
                <text:p>0.6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39705">
                <text:p>0.639705</text:p>
              </table:table-cell>
              <table:table-cell office:value-type="float" office:value="0.564269">
                <text:p>0.56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57811">
                <text:p>0.557811</text:p>
              </table:table-cell>
              <table:table-cell office:value-type="float" office:value="0.668656">
                <text:p>0.66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082">
                <text:p>0.33082</text:p>
              </table:table-cell>
              <table:table-cell office:value-type="float" office:value="0.613822">
                <text:p>0.61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19547">
                <text:p>0.619547</text:p>
              </table:table-cell>
              <table:table-cell office:value-type="float" office:value="0.503059">
                <text:p>0.50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80075">
                <text:p>0.280075</text:p>
              </table:table-cell>
              <table:table-cell office:value-type="float" office:value="0.596348">
                <text:p>0.59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44669">
                <text:p>0.544669</text:p>
              </table:table-cell>
              <table:table-cell office:value-type="float" office:value="0.425078">
                <text:p>0.42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47501">
                <text:p>0.547501</text:p>
              </table:table-cell>
              <table:table-cell office:value-type="float" office:value="0.669432">
                <text:p>0.66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557705">
                <text:p>0.55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86567">
                <text:p>0.486567</text:p>
              </table:table-cell>
              <table:table-cell office:value-type="float" office:value="0.392913">
                <text:p>0.39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068">
                <text:p>0.42068</text:p>
              </table:table-cell>
              <table:table-cell office:value-type="float" office:value="0.367684">
                <text:p>0.36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9503">
                <text:p>0.49503</text:p>
              </table:table-cell>
              <table:table-cell office:value-type="float" office:value="0.664244">
                <text:p>0.66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01098">
                <text:p>0.601098</text:p>
              </table:table-cell>
              <table:table-cell office:value-type="float" office:value="0.475914">
                <text:p>0.47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39302">
                <text:p>0.339302</text:p>
              </table:table-cell>
              <table:table-cell office:value-type="float" office:value="0.616746">
                <text:p>0.61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54176">
                <text:p>0.554176</text:p>
              </table:table-cell>
              <table:table-cell office:value-type="float" office:value="0.431765">
                <text:p>0.43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79661">
                <text:p>0.579661</text:p>
              </table:table-cell>
              <table:table-cell office:value-type="float" office:value="0.663979">
                <text:p>0.6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67142">
                <text:p>0.167142</text:p>
              </table:table-cell>
              <table:table-cell office:value-type="float" office:value="0.319376">
                <text:p>0.31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16709">
                <text:p>0.416709</text:p>
              </table:table-cell>
              <table:table-cell office:value-type="float" office:value="0.642743">
                <text:p>0.6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87811">
                <text:p>0.587811</text:p>
              </table:table-cell>
              <table:table-cell office:value-type="float" office:value="0.46088">
                <text:p>0.4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557885">
                <text:p>0.557885</text:p>
              </table:table-cell>
              <table:table-cell office:value-type="float" office:value="0.434525">
                <text:p>0.43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1663">
                <text:p>0.51663</text:p>
              </table:table-cell>
              <table:table-cell office:value-type="float" office:value="0.667847">
                <text:p>0.66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81938">
                <text:p>0.381938</text:p>
              </table:table-cell>
              <table:table-cell office:value-type="float" office:value="0.631299">
                <text:p>0.63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92749">
                <text:p>0.492749</text:p>
              </table:table-cell>
              <table:table-cell office:value-type="float" office:value="0.663777">
                <text:p>0.66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61733">
                <text:p>0.561733</text:p>
              </table:table-cell>
              <table:table-cell office:value-type="float" office:value="0.437486">
                <text:p>0.43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713">
                <text:p>0.4713</text:p>
              </table:table-cell>
              <table:table-cell office:value-type="float" office:value="0.658761">
                <text:p>0.65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45953">
                <text:p>0.545953</text:p>
              </table:table-cell>
              <table:table-cell office:value-type="float" office:value="0.669483">
                <text:p>0.66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4588">
                <text:p>0.44588</text:p>
              </table:table-cell>
              <table:table-cell office:value-type="float" office:value="0.651728">
                <text:p>0.65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3638">
                <text:p>0.63638</text:p>
              </table:table-cell>
              <table:table-cell office:value-type="float" office:value="0.545014">
                <text:p>0.54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44945">
                <text:p>0.444945</text:p>
              </table:table-cell>
              <table:table-cell office:value-type="float" office:value="0.651453">
                <text:p>0.65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35204">
                <text:p>0.635204</text:p>
              </table:table-cell>
              <table:table-cell office:value-type="float" office:value="0.609132">
                <text:p>0.60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09932">
                <text:p>0.409932</text:p>
              </table:table-cell>
              <table:table-cell office:value-type="float" office:value="0.640561">
                <text:p>0.64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96935">
                <text:p>0.496935</text:p>
              </table:table-cell>
              <table:table-cell office:value-type="float" office:value="0.664623">
                <text:p>0.6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53283">
                <text:p>0.253283</text:p>
              </table:table-cell>
              <table:table-cell office:value-type="float" office:value="0.587231">
                <text:p>0.58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17643">
                <text:p>0.517643</text:p>
              </table:table-cell>
              <table:table-cell office:value-type="float" office:value="0.408549">
                <text:p>0.40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34378">
                <text:p>0.634378</text:p>
              </table:table-cell>
              <table:table-cell office:value-type="float" office:value="0.611504">
                <text:p>0.61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79686">
                <text:p>0.579686</text:p>
              </table:table-cell>
              <table:table-cell office:value-type="float" office:value="0.663972">
                <text:p>0.6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6329">
                <text:p>0.56329</text:p>
              </table:table-cell>
              <table:table-cell office:value-type="float" office:value="0.438715">
                <text:p>0.43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11575">
                <text:p>0.611575</text:p>
              </table:table-cell>
              <table:table-cell office:value-type="float" office:value="0.645722">
                <text:p>0.64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76893">
                <text:p>0.376893</text:p>
              </table:table-cell>
              <table:table-cell office:value-type="float" office:value="0.629598">
                <text:p>0.62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88696">
                <text:p>0.388696</text:p>
              </table:table-cell>
              <table:table-cell office:value-type="float" office:value="0.35827">
                <text:p>0.3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46465">
                <text:p>0.346465</text:p>
              </table:table-cell>
              <table:table-cell office:value-type="float" office:value="0.619211">
                <text:p>0.61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00553">
                <text:p>0.600553</text:p>
              </table:table-cell>
              <table:table-cell office:value-type="float" office:value="0.475242">
                <text:p>0.47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1594">
                <text:p>0.61594</text:p>
              </table:table-cell>
              <table:table-cell office:value-type="float" office:value="0.496923">
                <text:p>0.4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06001">
                <text:p>0.606001</text:p>
              </table:table-cell>
              <table:table-cell office:value-type="float" office:value="0.65034">
                <text:p>0.6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34721">
                <text:p>0.234721</text:p>
              </table:table-cell>
              <table:table-cell office:value-type="float" office:value="0.580991">
                <text:p>0.58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86939">
                <text:p>0.586939</text:p>
              </table:table-cell>
              <table:table-cell office:value-type="float" office:value="0.459982">
                <text:p>0.45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04529">
                <text:p>0.504529</text:p>
              </table:table-cell>
              <table:table-cell office:value-type="float" office:value="0.40158">
                <text:p>0.4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78403">
                <text:p>0.478403</text:p>
              </table:table-cell>
              <table:table-cell office:value-type="float" office:value="0.38927">
                <text:p>0.3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11966">
                <text:p>0.411966</text:p>
              </table:table-cell>
              <table:table-cell office:value-type="float" office:value="0.364961">
                <text:p>0.36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26648">
                <text:p>0.326648</text:p>
              </table:table-cell>
              <table:table-cell office:value-type="float" office:value="0.343857">
                <text:p>0.3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76061">
                <text:p>0.476061</text:p>
              </table:table-cell>
              <table:table-cell office:value-type="float" office:value="0.65996">
                <text:p>0.6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63802">
                <text:p>0.263802</text:p>
              </table:table-cell>
              <table:table-cell office:value-type="float" office:value="0.332927">
                <text:p>0.33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04169">
                <text:p>0.304169</text:p>
              </table:table-cell>
              <table:table-cell office:value-type="float" office:value="0.604627">
                <text:p>0.6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40248">
                <text:p>0.340248</text:p>
              </table:table-cell>
              <table:table-cell office:value-type="float" office:value="0.346648">
                <text:p>0.3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13745">
                <text:p>0.513745</text:p>
              </table:table-cell>
              <table:table-cell office:value-type="float" office:value="0.406417">
                <text:p>0.40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01493">
                <text:p>0.401493</text:p>
              </table:table-cell>
              <table:table-cell office:value-type="float" office:value="0.637807">
                <text:p>0.63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0634">
                <text:p>0.510634</text:p>
              </table:table-cell>
              <table:table-cell office:value-type="float" office:value="0.40475">
                <text:p>0.4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6947">
                <text:p>0.256947</text:p>
              </table:table-cell>
              <table:table-cell office:value-type="float" office:value="0.58847">
                <text:p>0.5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591175">
                <text:p>0.591175</text:p>
              </table:table-cell>
              <table:table-cell office:value-type="float" office:value="0.464435">
                <text:p>0.46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8547">
                <text:p>0.288547</text:p>
              </table:table-cell>
              <table:table-cell office:value-type="float" office:value="0.599253">
                <text:p>0.599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08972">
                <text:p>0.508972</text:p>
              </table:table-cell>
              <table:table-cell office:value-type="float" office:value="0.403875">
                <text:p>0.40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64391">
                <text:p>0.564391</text:p>
              </table:table-cell>
              <table:table-cell office:value-type="float" office:value="0.439595">
                <text:p>0.43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81198">
                <text:p>0.481198</text:p>
              </table:table-cell>
              <table:table-cell office:value-type="float" office:value="0.390498">
                <text:p>0.39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546429">
                <text:p>0.546429</text:p>
              </table:table-cell>
              <table:table-cell office:value-type="float" office:value="0.426277">
                <text:p>0.42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12864">
                <text:p>0.512864</text:p>
              </table:table-cell>
              <table:table-cell office:value-type="float" office:value="0.667339">
                <text:p>0.66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63464">
                <text:p>0.263464</text:p>
              </table:table-cell>
              <table:table-cell office:value-type="float" office:value="0.590682">
                <text:p>0.59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30904">
                <text:p>0.630904</text:p>
              </table:table-cell>
              <table:table-cell office:value-type="float" office:value="0.61977">
                <text:p>0.6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91062">
                <text:p>0.391062</text:p>
              </table:table-cell>
              <table:table-cell office:value-type="float" office:value="0.634355">
                <text:p>0.63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71665">
                <text:p>0.371665</text:p>
              </table:table-cell>
              <table:table-cell office:value-type="float" office:value="0.627827">
                <text:p>0.62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77683">
                <text:p>0.477683</text:p>
              </table:table-cell>
              <table:table-cell office:value-type="float" office:value="0.660359">
                <text:p>0.66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583712">
                <text:p>0.583712</text:p>
              </table:table-cell>
              <table:table-cell office:value-type="float" office:value="0.456744">
                <text:p>0.45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38726">
                <text:p>0.538726</text:p>
              </table:table-cell>
              <table:table-cell office:value-type="float" office:value="0.669518">
                <text:p>0.66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68463">
                <text:p>0.368463</text:p>
              </table:table-cell>
              <table:table-cell office:value-type="float" office:value="0.353068">
                <text:p>0.35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014">
                <text:p>0.64014</text:p>
              </table:table-cell>
              <table:table-cell office:value-type="float" office:value="0.582505">
                <text:p>0.58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98099">
                <text:p>0.598099</text:p>
              </table:table-cell>
              <table:table-cell office:value-type="float" office:value="0.472271">
                <text:p>0.47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9926">
                <text:p>0.49926</text:p>
              </table:table-cell>
              <table:table-cell office:value-type="float" office:value="0.665071">
                <text:p>0.66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52606">
                <text:p>0.452606</text:p>
              </table:table-cell>
              <table:table-cell office:value-type="float" office:value="0.653679">
                <text:p>0.65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6018">
                <text:p>0.246018</text:p>
              </table:table-cell>
              <table:table-cell office:value-type="float" office:value="0.330264">
                <text:p>0.33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12481">
                <text:p>0.612481</text:p>
              </table:table-cell>
              <table:table-cell office:value-type="float" office:value="0.644894">
                <text:p>0.64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69388">
                <text:p>0.369388</text:p>
              </table:table-cell>
              <table:table-cell office:value-type="float" office:value="0.353294">
                <text:p>0.35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16473">
                <text:p>0.616473</text:p>
              </table:table-cell>
              <table:table-cell office:value-type="float" office:value="0.640908">
                <text:p>0.64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81304">
                <text:p>0.381304</text:p>
              </table:table-cell>
              <table:table-cell office:value-type="float" office:value="0.631086">
                <text:p>0.63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531896">
                <text:p>0.531896</text:p>
              </table:table-cell>
              <table:table-cell office:value-type="float" office:value="0.669265">
                <text:p>0.66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17194">
                <text:p>0.217194</text:p>
              </table:table-cell>
              <table:table-cell office:value-type="float" office:value="0.575168">
                <text:p>0.57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13426">
                <text:p>0.513426</text:p>
              </table:table-cell>
              <table:table-cell office:value-type="float" office:value="0.667419">
                <text:p>0.66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43175">
                <text:p>0.543175</text:p>
              </table:table-cell>
              <table:table-cell office:value-type="float" office:value="0.424074">
                <text:p>0.4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35401">
                <text:p>0.635401</text:p>
              </table:table-cell>
              <table:table-cell office:value-type="float" office:value="0.541232">
                <text:p>0.54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63768">
                <text:p>0.363768</text:p>
              </table:table-cell>
              <table:table-cell office:value-type="float" office:value="0.62514">
                <text:p>0.6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04742">
                <text:p>0.604742</text:p>
              </table:table-cell>
              <table:table-cell office:value-type="float" office:value="0.480572">
                <text:p>0.48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7712">
                <text:p>0.447712</text:p>
              </table:table-cell>
              <table:table-cell office:value-type="float" office:value="0.376964">
                <text:p>0.37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89251">
                <text:p>0.589251</text:p>
              </table:table-cell>
              <table:table-cell office:value-type="float" office:value="0.660265">
                <text:p>0.66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09068">
                <text:p>0.409068</text:p>
              </table:table-cell>
              <table:table-cell office:value-type="float" office:value="0.640281">
                <text:p>0.6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37024">
                <text:p>0.637024</text:p>
              </table:table-cell>
              <table:table-cell office:value-type="float" office:value="0.60297">
                <text:p>0.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89473">
                <text:p>0.489473</text:p>
              </table:table-cell>
              <table:table-cell office:value-type="float" office:value="0.394253">
                <text:p>0.39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35444">
                <text:p>0.535444</text:p>
              </table:table-cell>
              <table:table-cell office:value-type="float" office:value="0.66943">
                <text:p>0.6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82361">
                <text:p>0.282361</text:p>
              </table:table-cell>
              <table:table-cell office:value-type="float" office:value="0.335876">
                <text:p>0.33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86664">
                <text:p>0.486664</text:p>
              </table:table-cell>
              <table:table-cell office:value-type="float" office:value="0.392959">
                <text:p>0.39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61048">
                <text:p>0.361048</text:p>
              </table:table-cell>
              <table:table-cell office:value-type="float" office:value="0.351293">
                <text:p>0.35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11005">
                <text:p>0.311005</text:p>
              </table:table-cell>
              <table:table-cell office:value-type="float" office:value="0.606984">
                <text:p>0.60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10144">
                <text:p>0.210144</text:p>
              </table:table-cell>
              <table:table-cell office:value-type="float" office:value="0.572846">
                <text:p>0.57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85062">
                <text:p>0.485062</text:p>
              </table:table-cell>
              <table:table-cell office:value-type="float" office:value="0.392229">
                <text:p>0.39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39721">
                <text:p>0.639721</text:p>
              </table:table-cell>
              <table:table-cell office:value-type="float" office:value="0.564426">
                <text:p>0.56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75528">
                <text:p>0.475528</text:p>
              </table:table-cell>
              <table:table-cell office:value-type="float" office:value="0.659828">
                <text:p>0.65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00636">
                <text:p>0.600636</text:p>
              </table:table-cell>
              <table:table-cell office:value-type="float" office:value="0.475342">
                <text:p>0.47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24333">
                <text:p>0.424333</text:p>
              </table:table-cell>
              <table:table-cell office:value-type="float" office:value="0.368863">
                <text:p>0.36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6255">
                <text:p>0.46255</text:p>
              </table:table-cell>
              <table:table-cell office:value-type="float" office:value="0.382655">
                <text:p>0.38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562292">
                <text:p>0.562292</text:p>
              </table:table-cell>
              <table:table-cell office:value-type="float" office:value="0.437925">
                <text:p>0.43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7352">
                <text:p>0.47352</text:p>
              </table:table-cell>
              <table:table-cell office:value-type="float" office:value="0.659325">
                <text:p>0.65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48389">
                <text:p>0.548389</text:p>
              </table:table-cell>
              <table:table-cell office:value-type="float" office:value="0.669395">
                <text:p>0.6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95416">
                <text:p>0.495416</text:p>
              </table:table-cell>
              <table:table-cell office:value-type="float" office:value="0.664321">
                <text:p>0.66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56227">
                <text:p>0.356227</text:p>
              </table:table-cell>
              <table:table-cell office:value-type="float" office:value="0.622562">
                <text:p>0.62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03977">
                <text:p>0.503977</text:p>
              </table:table-cell>
              <table:table-cell office:value-type="float" office:value="0.401299">
                <text:p>0.4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14105">
                <text:p>0.214105</text:p>
              </table:table-cell>
              <table:table-cell office:value-type="float" office:value="0.574149">
                <text:p>0.57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588365">
                <text:p>0.588365</text:p>
              </table:table-cell>
              <table:table-cell office:value-type="float" office:value="0.66066">
                <text:p>0.6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64078">
                <text:p>0.464078</text:p>
              </table:table-cell>
              <table:table-cell office:value-type="float" office:value="0.383266">
                <text:p>0.38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86699">
                <text:p>0.286699</text:p>
              </table:table-cell>
              <table:table-cell office:value-type="float" office:value="0.598619">
                <text:p>0.59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83283">
                <text:p>0.383283</text:p>
              </table:table-cell>
              <table:table-cell office:value-type="float" office:value="0.356825">
                <text:p>0.35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53">
                <text:p>0.6253</text:p>
              </table:table-cell>
              <table:table-cell office:value-type="float" office:value="0.514165">
                <text:p>0.51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40158">
                <text:p>0.640158</text:p>
              </table:table-cell>
              <table:table-cell office:value-type="float" office:value="0.570339">
                <text:p>0.57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13313">
                <text:p>0.413313</text:p>
              </table:table-cell>
              <table:table-cell office:value-type="float" office:value="0.641653">
                <text:p>0.64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79725">
                <text:p>0.479725</text:p>
              </table:table-cell>
              <table:table-cell office:value-type="float" office:value="0.38985">
                <text:p>0.3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2445">
                <text:p>0.32445</text:p>
              </table:table-cell>
              <table:table-cell office:value-type="float" office:value="0.343423">
                <text:p>0.34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947">
                <text:p>0.51947</text:p>
              </table:table-cell>
              <table:table-cell office:value-type="float" office:value="0.668192">
                <text:p>0.66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83352">
                <text:p>0.583352</text:p>
              </table:table-cell>
              <table:table-cell office:value-type="float" office:value="0.66269">
                <text:p>0.6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81647">
                <text:p>0.481647</text:p>
              </table:table-cell>
              <table:table-cell office:value-type="float" office:value="0.390698">
                <text:p>0.3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85859">
                <text:p>0.385859</text:p>
              </table:table-cell>
              <table:table-cell office:value-type="float" office:value="0.632616">
                <text:p>0.6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95686">
                <text:p>0.595686</text:p>
              </table:table-cell>
              <table:table-cell office:value-type="float" office:value="0.469454">
                <text:p>0.46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50187">
                <text:p>0.450187</text:p>
              </table:table-cell>
              <table:table-cell office:value-type="float" office:value="0.652983">
                <text:p>0.65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2147">
                <text:p>0.32147</text:p>
              </table:table-cell>
              <table:table-cell office:value-type="float" office:value="0.342842">
                <text:p>0.34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76883">
                <text:p>0.476883</text:p>
              </table:table-cell>
              <table:table-cell office:value-type="float" office:value="0.660163">
                <text:p>0.66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36574">
                <text:p>0.536574</text:p>
              </table:table-cell>
              <table:table-cell office:value-type="float" office:value="0.669467">
                <text:p>0.6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40178">
                <text:p>0.640178</text:p>
              </table:table-cell>
              <table:table-cell office:value-type="float" office:value="0.570757">
                <text:p>0.5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542337">
                <text:p>0.542337</text:p>
              </table:table-cell>
              <table:table-cell office:value-type="float" office:value="0.423516">
                <text:p>0.4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73425">
                <text:p>0.473425</text:p>
              </table:table-cell>
              <table:table-cell office:value-type="float" office:value="0.659302">
                <text:p>0.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68963">
                <text:p>0.468963</text:p>
              </table:table-cell>
              <table:table-cell office:value-type="float" office:value="0.385261">
                <text:p>0.38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30303">
                <text:p>0.630303</text:p>
              </table:table-cell>
              <table:table-cell office:value-type="float" office:value="0.525783">
                <text:p>0.52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4">
                <text:p>0.44</text:p>
              </table:table-cell>
              <table:table-cell office:value-type="float" office:value="0.649982">
                <text:p>0.64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32452">
                <text:p>0.532452</text:p>
              </table:table-cell>
              <table:table-cell office:value-type="float" office:value="0.417199">
                <text:p>0.41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90304">
                <text:p>0.490304</text:p>
              </table:table-cell>
              <table:table-cell office:value-type="float" office:value="0.394641">
                <text:p>0.39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08043">
                <text:p>0.508043</text:p>
              </table:table-cell>
              <table:table-cell office:value-type="float" office:value="0.40339">
                <text:p>0.4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24204">
                <text:p>0.324204</text:p>
              </table:table-cell>
              <table:table-cell office:value-type="float" office:value="0.611539">
                <text:p>0.61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30633">
                <text:p>0.430633</text:p>
              </table:table-cell>
              <table:table-cell office:value-type="float" office:value="0.370949">
                <text:p>0.37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5582">
                <text:p>0.25582</text:p>
              </table:table-cell>
              <table:table-cell office:value-type="float" office:value="0.588089">
                <text:p>0.58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01163">
                <text:p>0.501163</text:p>
              </table:table-cell>
              <table:table-cell office:value-type="float" office:value="0.399883">
                <text:p>0.39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0084">
                <text:p>0.30084</text:p>
              </table:table-cell>
              <table:table-cell office:value-type="float" office:value="0.60348">
                <text:p>0.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38485">
                <text:p>0.638485</text:p>
              </table:table-cell>
              <table:table-cell office:value-type="float" office:value="0.596416">
                <text:p>0.59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606418">
                <text:p>0.606418</text:p>
              </table:table-cell>
              <table:table-cell office:value-type="float" office:value="0.482809">
                <text:p>0.48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551722">
                <text:p>0.551722</text:p>
              </table:table-cell>
              <table:table-cell office:value-type="float" office:value="0.429987">
                <text:p>0.42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9917">
                <text:p>0.49917</text:p>
              </table:table-cell>
              <table:table-cell office:value-type="float" office:value="0.665054">
                <text:p>0.66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637138">
                <text:p>0.637138</text:p>
              </table:table-cell>
              <table:table-cell office:value-type="float" office:value="0.548266">
                <text:p>0.54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30206">
                <text:p>0.630206</text:p>
              </table:table-cell>
              <table:table-cell office:value-type="float" office:value="0.525532">
                <text:p>0.52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76104">
                <text:p>0.376104</text:p>
              </table:table-cell>
              <table:table-cell office:value-type="float" office:value="0.629331">
                <text:p>0.6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31055">
                <text:p>0.631055</text:p>
              </table:table-cell>
              <table:table-cell office:value-type="float" office:value="0.527762">
                <text:p>0.52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83282">
                <text:p>0.483282</text:p>
              </table:table-cell>
              <table:table-cell office:value-type="float" office:value="0.661691">
                <text:p>0.66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56144">
                <text:p>0.456144</text:p>
              </table:table-cell>
              <table:table-cell office:value-type="float" office:value="0.654681">
                <text:p>0.65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74814">
                <text:p>0.474814</text:p>
              </table:table-cell>
              <table:table-cell office:value-type="float" office:value="0.65965">
                <text:p>0.6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03336">
                <text:p>0.503336</text:p>
              </table:table-cell>
              <table:table-cell office:value-type="float" office:value="0.400974">
                <text:p>0.40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550299">
                <text:p>0.550299</text:p>
              </table:table-cell>
              <table:table-cell office:value-type="float" office:value="0.428974">
                <text:p>0.42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11345">
                <text:p>0.611345</text:p>
              </table:table-cell>
              <table:table-cell office:value-type="float" office:value="0.645929">
                <text:p>0.6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626943">
                <text:p>0.626943</text:p>
              </table:table-cell>
              <table:table-cell office:value-type="float" office:value="0.627079">
                <text:p>0.62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29896">
                <text:p>0.429896</text:p>
              </table:table-cell>
              <table:table-cell office:value-type="float" office:value="0.370699">
                <text:p>0.37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38791">
                <text:p>0.638791</text:p>
              </table:table-cell>
              <table:table-cell office:value-type="float" office:value="0.594708">
                <text:p>0.5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42638">
                <text:p>0.542638</text:p>
              </table:table-cell>
              <table:table-cell office:value-type="float" office:value="0.66954">
                <text:p>0.6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13455">
                <text:p>0.413455</text:p>
              </table:table-cell>
              <table:table-cell office:value-type="float" office:value="0.365419">
                <text:p>0.36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88449">
                <text:p>0.388449</text:p>
              </table:table-cell>
              <table:table-cell office:value-type="float" office:value="0.633482">
                <text:p>0.63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51759">
                <text:p>0.51759</text:p>
              </table:table-cell>
              <table:table-cell office:value-type="float" office:value="0.408521">
                <text:p>0.40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80963">
                <text:p>0.380963</text:p>
              </table:table-cell>
              <table:table-cell office:value-type="float" office:value="0.630971">
                <text:p>0.63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35766">
                <text:p>0.535766</text:p>
              </table:table-cell>
              <table:table-cell office:value-type="float" office:value="0.669441">
                <text:p>0.66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22427">
                <text:p>0.422427</text:p>
              </table:table-cell>
              <table:table-cell office:value-type="float" office:value="0.368245">
                <text:p>0.36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89828">
                <text:p>0.489828</text:p>
              </table:table-cell>
              <table:table-cell office:value-type="float" office:value="0.663157">
                <text:p>0.6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56064">
                <text:p>0.56064</text:p>
              </table:table-cell>
              <table:table-cell office:value-type="float" office:value="0.436636">
                <text:p>0.43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08902">
                <text:p>0.608902</text:p>
              </table:table-cell>
              <table:table-cell office:value-type="float" office:value="0.486247">
                <text:p>0.48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3975">
                <text:p>0.63975</text:p>
              </table:table-cell>
              <table:table-cell office:value-type="float" office:value="0.564734">
                <text:p>0.5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595631">
                <text:p>0.595631</text:p>
              </table:table-cell>
              <table:table-cell office:value-type="float" office:value="0.657073">
                <text:p>0.65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612664">
                <text:p>0.612664</text:p>
              </table:table-cell>
              <table:table-cell office:value-type="float" office:value="0.491765">
                <text:p>0.49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4334">
                <text:p>0.54334</text:p>
              </table:table-cell>
              <table:table-cell office:value-type="float" office:value="0.669534">
                <text:p>0.66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58935">
                <text:p>0.458935</text:p>
              </table:table-cell>
              <table:table-cell office:value-type="float" office:value="0.655458">
                <text:p>0.65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5875">
                <text:p>0.55875</text:p>
              </table:table-cell>
              <table:table-cell office:value-type="float" office:value="0.435182">
                <text:p>0.43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2367">
                <text:p>0.52367</text:p>
              </table:table-cell>
              <table:table-cell office:value-type="float" office:value="0.668637">
                <text:p>0.66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0904">
                <text:p>0.40904</text:p>
              </table:table-cell>
              <table:table-cell office:value-type="float" office:value="0.364076">
                <text:p>0.3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23656">
                <text:p>0.223656</text:p>
              </table:table-cell>
              <table:table-cell office:value-type="float" office:value="0.577307">
                <text:p>0.57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21018">
                <text:p>0.621018</text:p>
              </table:table-cell>
              <table:table-cell office:value-type="float" office:value="0.635623">
                <text:p>0.63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66394">
                <text:p>0.466394</text:p>
              </table:table-cell>
              <table:table-cell office:value-type="float" office:value="0.657481">
                <text:p>0.65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70598">
                <text:p>0.570598</text:p>
              </table:table-cell>
              <table:table-cell office:value-type="float" office:value="0.444733">
                <text:p>0.44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3091">
                <text:p>0.43091</text:p>
              </table:table-cell>
              <table:table-cell office:value-type="float" office:value="0.37104">
                <text:p>0.3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31387">
                <text:p>0.531387</text:p>
              </table:table-cell>
              <table:table-cell office:value-type="float" office:value="0.669237">
                <text:p>0.66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33649">
                <text:p>0.633649</text:p>
              </table:table-cell>
              <table:table-cell office:value-type="float" office:value="0.613441">
                <text:p>0.61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42856">
                <text:p>0.342856</text:p>
              </table:table-cell>
              <table:table-cell office:value-type="float" office:value="0.61797">
                <text:p>0.6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611632">
                <text:p>0.611632</text:p>
              </table:table-cell>
              <table:table-cell office:value-type="float" office:value="0.490212">
                <text:p>0.49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28186">
                <text:p>0.628186</text:p>
              </table:table-cell>
              <table:table-cell office:value-type="float" office:value="0.520574">
                <text:p>0.52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47917">
                <text:p>0.347917</text:p>
              </table:table-cell>
              <table:table-cell office:value-type="float" office:value="0.348305">
                <text:p>0.34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4783">
                <text:p>0.444783</text:p>
              </table:table-cell>
              <table:table-cell office:value-type="float" office:value="0.375894">
                <text:p>0.37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6217">
                <text:p>0.46217</text:p>
              </table:table-cell>
              <table:table-cell office:value-type="float" office:value="0.382504">
                <text:p>0.38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30271">
                <text:p>0.430271</text:p>
              </table:table-cell>
              <table:table-cell office:value-type="float" office:value="0.370827">
                <text:p>0.3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88301">
                <text:p>0.388301</text:p>
              </table:table-cell>
              <table:table-cell office:value-type="float" office:value="0.358163">
                <text:p>0.35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84857">
                <text:p>0.484857</text:p>
              </table:table-cell>
              <table:table-cell office:value-type="float" office:value="0.392137">
                <text:p>0.39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16789">
                <text:p>0.116789</text:p>
              </table:table-cell>
              <table:table-cell office:value-type="float" office:value="0.543385">
                <text:p>0.54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78306">
                <text:p>0.378306</text:p>
              </table:table-cell>
              <table:table-cell office:value-type="float" office:value="0.630074">
                <text:p>0.6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81272">
                <text:p>0.481272</text:p>
              </table:table-cell>
              <table:table-cell office:value-type="float" office:value="0.390531">
                <text:p>0.39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96301">
                <text:p>0.596301</text:p>
              </table:table-cell>
              <table:table-cell office:value-type="float" office:value="0.656695">
                <text:p>0.65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24749">
                <text:p>0.424749</text:p>
              </table:table-cell>
              <table:table-cell office:value-type="float" office:value="0.368998">
                <text:p>0.36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15854">
                <text:p>0.515854</text:p>
              </table:table-cell>
              <table:table-cell office:value-type="float" office:value="0.407563">
                <text:p>0.4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702">
                <text:p>0.25702</text:p>
              </table:table-cell>
              <table:table-cell office:value-type="float" office:value="0.588496">
                <text:p>0.58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27356">
                <text:p>0.227356</text:p>
              </table:table-cell>
              <table:table-cell office:value-type="float" office:value="0.578535">
                <text:p>0.57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91094">
                <text:p>0.391094</text:p>
              </table:table-cell>
              <table:table-cell office:value-type="float" office:value="0.358923">
                <text:p>0.35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55142">
                <text:p>0.455142</text:p>
              </table:table-cell>
              <table:table-cell office:value-type="float" office:value="0.379757">
                <text:p>0.37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7431">
                <text:p>0.347431</text:p>
              </table:table-cell>
              <table:table-cell office:value-type="float" office:value="0.619543">
                <text:p>0.61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45999">
                <text:p>0.545999</text:p>
              </table:table-cell>
              <table:table-cell office:value-type="float" office:value="0.669482">
                <text:p>0.66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83438">
                <text:p>0.383438</text:p>
              </table:table-cell>
              <table:table-cell office:value-type="float" office:value="0.356866">
                <text:p>0.35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64775">
                <text:p>0.264775</text:p>
              </table:table-cell>
              <table:table-cell office:value-type="float" office:value="0.591128">
                <text:p>0.59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71973">
                <text:p>0.271973</text:p>
              </table:table-cell>
              <table:table-cell office:value-type="float" office:value="0.334201">
                <text:p>0.33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2777">
                <text:p>0.342777</text:p>
              </table:table-cell>
              <table:table-cell office:value-type="float" office:value="0.617942">
                <text:p>0.61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13718">
                <text:p>0.213718</text:p>
              </table:table-cell>
              <table:table-cell office:value-type="float" office:value="0.574022">
                <text:p>0.57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64769">
                <text:p>0.264769</text:p>
              </table:table-cell>
              <table:table-cell office:value-type="float" office:value="0.591126">
                <text:p>0.59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81289">
                <text:p>0.481289</text:p>
              </table:table-cell>
              <table:table-cell office:value-type="float" office:value="0.390539">
                <text:p>0.39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511652">
                <text:p>0.511652</text:p>
              </table:table-cell>
              <table:table-cell office:value-type="float" office:value="0.667165">
                <text:p>0.66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31421">
                <text:p>0.631421</text:p>
              </table:table-cell>
              <table:table-cell office:value-type="float" office:value="0.61867">
                <text:p>0.6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58717">
                <text:p>0.558717</text:p>
              </table:table-cell>
              <table:table-cell office:value-type="float" office:value="0.668547">
                <text:p>0.66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30592">
                <text:p>0.430592</text:p>
              </table:table-cell>
              <table:table-cell office:value-type="float" office:value="0.647112">
                <text:p>0.64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13489">
                <text:p>0.313489</text:p>
              </table:table-cell>
              <table:table-cell office:value-type="float" office:value="0.607841">
                <text:p>0.60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31365">
                <text:p>0.331365</text:p>
              </table:table-cell>
              <table:table-cell office:value-type="float" office:value="0.344805">
                <text:p>0.34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1911">
                <text:p>0.51911</text:p>
              </table:table-cell>
              <table:table-cell office:value-type="float" office:value="0.66815">
                <text:p>0.6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7621">
                <text:p>0.357621</text:p>
              </table:table-cell>
              <table:table-cell office:value-type="float" office:value="0.623039">
                <text:p>0.62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96231">
                <text:p>0.296231</text:p>
              </table:table-cell>
              <table:table-cell office:value-type="float" office:value="0.338214">
                <text:p>0.33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33547">
                <text:p>0.533547</text:p>
              </table:table-cell>
              <table:table-cell office:value-type="float" office:value="0.417876">
                <text:p>0.41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86002">
                <text:p>0.186002</text:p>
              </table:table-cell>
              <table:table-cell office:value-type="float" office:value="0.564992">
                <text:p>0.5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39136">
                <text:p>0.639136</text:p>
              </table:table-cell>
              <table:table-cell office:value-type="float" office:value="0.592545">
                <text:p>0.59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40208">
                <text:p>0.640208</text:p>
              </table:table-cell>
              <table:table-cell office:value-type="float" office:value="0.581158">
                <text:p>0.58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546666">
                <text:p>0.546666</text:p>
              </table:table-cell>
              <table:table-cell office:value-type="float" office:value="0.669462">
                <text:p>0.6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39713">
                <text:p>0.639713</text:p>
              </table:table-cell>
              <table:table-cell office:value-type="float" office:value="0.564345">
                <text:p>0.56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78973">
                <text:p>0.578973</text:p>
              </table:table-cell>
              <table:table-cell office:value-type="float" office:value="0.664201">
                <text:p>0.66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65284">
                <text:p>0.365284</text:p>
              </table:table-cell>
              <table:table-cell office:value-type="float" office:value="0.625657">
                <text:p>0.62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19724">
                <text:p>0.619724</text:p>
              </table:table-cell>
              <table:table-cell office:value-type="float" office:value="0.637222">
                <text:p>0.63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68414">
                <text:p>0.368414</text:p>
              </table:table-cell>
              <table:table-cell office:value-type="float" office:value="0.626723">
                <text:p>0.62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26369">
                <text:p>0.326369</text:p>
              </table:table-cell>
              <table:table-cell office:value-type="float" office:value="0.343802">
                <text:p>0.3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692">
                <text:p>0.42692</text:p>
              </table:table-cell>
              <table:table-cell office:value-type="float" office:value="0.369712">
                <text:p>0.36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10977">
                <text:p>0.610977</text:p>
              </table:table-cell>
              <table:table-cell office:value-type="float" office:value="0.489242">
                <text:p>0.48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2463">
                <text:p>0.622463</text:p>
              </table:table-cell>
              <table:table-cell office:value-type="float" office:value="0.633739">
                <text:p>0.63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3007">
                <text:p>0.623007</text:p>
              </table:table-cell>
              <table:table-cell office:value-type="float" office:value="0.509511">
                <text:p>0.50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72631">
                <text:p>0.572631</text:p>
              </table:table-cell>
              <table:table-cell office:value-type="float" office:value="0.446486">
                <text:p>0.44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80909">
                <text:p>0.580909</text:p>
              </table:table-cell>
              <table:table-cell office:value-type="float" office:value="0.454028">
                <text:p>0.4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0795">
                <text:p>0.60795</text:p>
              </table:table-cell>
              <table:table-cell office:value-type="float" office:value="0.648815">
                <text:p>0.6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19632">
                <text:p>0.219632</text:p>
              </table:table-cell>
              <table:table-cell office:value-type="float" office:value="0.575974">
                <text:p>0.57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95581">
                <text:p>0.395581</text:p>
              </table:table-cell>
              <table:table-cell office:value-type="float" office:value="0.360167">
                <text:p>0.36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99567">
                <text:p>0.399567</text:p>
              </table:table-cell>
              <table:table-cell office:value-type="float" office:value="0.637173">
                <text:p>0.63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92067">
                <text:p>0.292067</text:p>
              </table:table-cell>
              <table:table-cell office:value-type="float" office:value="0.337498">
                <text:p>0.33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705">
                <text:p>0.5705</text:p>
              </table:table-cell>
              <table:table-cell office:value-type="float" office:value="0.444649">
                <text:p>0.44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9842">
                <text:p>0.639842</text:p>
              </table:table-cell>
              <table:table-cell office:value-type="float" office:value="0.565739">
                <text:p>0.5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1505">
                <text:p>0.31505</text:p>
              </table:table-cell>
              <table:table-cell office:value-type="float" office:value="0.608379">
                <text:p>0.60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86041">
                <text:p>0.286041</text:p>
              </table:table-cell>
              <table:table-cell office:value-type="float" office:value="0.598394">
                <text:p>0.59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79633">
                <text:p>0.579633</text:p>
              </table:table-cell>
              <table:table-cell office:value-type="float" office:value="0.452821">
                <text:p>0.45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77642">
                <text:p>0.377642</text:p>
              </table:table-cell>
              <table:table-cell office:value-type="float" office:value="0.355362">
                <text:p>0.35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15116">
                <text:p>0.615116</text:p>
              </table:table-cell>
              <table:table-cell office:value-type="float" office:value="0.642323">
                <text:p>0.64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85144">
                <text:p>0.485144</text:p>
              </table:table-cell>
              <table:table-cell office:value-type="float" office:value="0.392267">
                <text:p>0.39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75123">
                <text:p>0.375123</text:p>
              </table:table-cell>
              <table:table-cell office:value-type="float" office:value="0.628999">
                <text:p>0.62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71178">
                <text:p>0.371178</text:p>
              </table:table-cell>
              <table:table-cell office:value-type="float" office:value="0.627662">
                <text:p>0.6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03192">
                <text:p>0.403192</text:p>
              </table:table-cell>
              <table:table-cell office:value-type="float" office:value="0.362342">
                <text:p>0.3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13033">
                <text:p>0.513033</text:p>
              </table:table-cell>
              <table:table-cell office:value-type="float" office:value="0.406031">
                <text:p>0.40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629387">
                <text:p>0.629387</text:p>
              </table:table-cell>
              <table:table-cell office:value-type="float" office:value="0.523467">
                <text:p>0.5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15849">
                <text:p>0.615849</text:p>
              </table:table-cell>
              <table:table-cell office:value-type="float" office:value="0.641567">
                <text:p>0.64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98987">
                <text:p>0.298987</text:p>
              </table:table-cell>
              <table:table-cell office:value-type="float" office:value="0.602842">
                <text:p>0.60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0119">
                <text:p>0.370119</text:p>
              </table:table-cell>
              <table:table-cell office:value-type="float" office:value="0.627302">
                <text:p>0.62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571315">
                <text:p>0.571315</text:p>
              </table:table-cell>
              <table:table-cell office:value-type="float" office:value="0.445347">
                <text:p>0.44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96199">
                <text:p>0.596199</text:p>
              </table:table-cell>
              <table:table-cell office:value-type="float" office:value="0.470046">
                <text:p>0.47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38346">
                <text:p>0.538346</text:p>
              </table:table-cell>
              <table:table-cell office:value-type="float" office:value="0.420908">
                <text:p>0.42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13758">
                <text:p>0.613758</text:p>
              </table:table-cell>
              <table:table-cell office:value-type="float" office:value="0.493448">
                <text:p>0.49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90913">
                <text:p>0.490913</text:p>
              </table:table-cell>
              <table:table-cell office:value-type="float" office:value="0.394926">
                <text:p>0.39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21237">
                <text:p>0.421237</text:p>
              </table:table-cell>
              <table:table-cell office:value-type="float" office:value="0.367863">
                <text:p>0.36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20526">
                <text:p>0.320526</text:p>
              </table:table-cell>
              <table:table-cell office:value-type="float" office:value="0.61027">
                <text:p>0.6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67538">
                <text:p>0.567538</text:p>
              </table:table-cell>
              <table:table-cell office:value-type="float" office:value="0.44216">
                <text:p>0.4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40859">
                <text:p>0.540859</text:p>
              </table:table-cell>
              <table:table-cell office:value-type="float" office:value="0.669542">
                <text:p>0.66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556905">
                <text:p>0.556905</text:p>
              </table:table-cell>
              <table:table-cell office:value-type="float" office:value="0.668755">
                <text:p>0.66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87827">
                <text:p>0.387827</text:p>
              </table:table-cell>
              <table:table-cell office:value-type="float" office:value="0.633275">
                <text:p>0.63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758">
                <text:p>0.37758</text:p>
              </table:table-cell>
              <table:table-cell office:value-type="float" office:value="0.62983">
                <text:p>0.6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80216">
                <text:p>0.480216</text:p>
              </table:table-cell>
              <table:table-cell office:value-type="float" office:value="0.66097">
                <text:p>0.6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9929">
                <text:p>0.29929</text:p>
              </table:table-cell>
              <table:table-cell office:value-type="float" office:value="0.338749">
                <text:p>0.33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08726">
                <text:p>0.408726</text:p>
              </table:table-cell>
              <table:table-cell office:value-type="float" office:value="0.64017">
                <text:p>0.6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42481">
                <text:p>0.542481</text:p>
              </table:table-cell>
              <table:table-cell office:value-type="float" office:value="0.423611">
                <text:p>0.42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568206">
                <text:p>0.568206</text:p>
              </table:table-cell>
              <table:table-cell office:value-type="float" office:value="0.442716">
                <text:p>0.44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04454">
                <text:p>0.304454</text:p>
              </table:table-cell>
              <table:table-cell office:value-type="float" office:value="0.604725">
                <text:p>0.60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564583">
                <text:p>0.564583</text:p>
              </table:table-cell>
              <table:table-cell office:value-type="float" office:value="0.667688">
                <text:p>0.66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4125">
                <text:p>0.174125</text:p>
              </table:table-cell>
              <table:table-cell office:value-type="float" office:value="0.561184">
                <text:p>0.56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44851">
                <text:p>0.444851</text:p>
              </table:table-cell>
              <table:table-cell office:value-type="float" office:value="0.375918">
                <text:p>0.3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0598">
                <text:p>0.380598</text:p>
              </table:table-cell>
              <table:table-cell office:value-type="float" office:value="0.356123">
                <text:p>0.35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40483">
                <text:p>0.440483</text:p>
              </table:table-cell>
              <table:table-cell office:value-type="float" office:value="0.650126">
                <text:p>0.65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95934">
                <text:p>0.595934</text:p>
              </table:table-cell>
              <table:table-cell office:value-type="float" office:value="0.469737">
                <text:p>0.46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8709">
                <text:p>0.58709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91428">
                <text:p>0.591428</text:p>
              </table:table-cell>
              <table:table-cell office:value-type="float" office:value="0.659247">
                <text:p>0.65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31">
                <text:p>0.311431</text:p>
              </table:table-cell>
              <table:table-cell office:value-type="float" office:value="0.607131">
                <text:p>0.60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90532">
                <text:p>0.390532</text:p>
              </table:table-cell>
              <table:table-cell office:value-type="float" office:value="0.634177">
                <text:p>0.63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39733">
                <text:p>0.639733</text:p>
              </table:table-cell>
              <table:table-cell office:value-type="float" office:value="0.564558">
                <text:p>0.56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9987">
                <text:p>0.49987</text:p>
              </table:table-cell>
              <table:table-cell office:value-type="float" office:value="0.665186">
                <text:p>0.66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26857">
                <text:p>0.526857</text:p>
              </table:table-cell>
              <table:table-cell office:value-type="float" office:value="0.413824">
                <text:p>0.41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8021">
                <text:p>0.438021</text:p>
              </table:table-cell>
              <table:table-cell office:value-type="float" office:value="0.649384">
                <text:p>0.6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4994">
                <text:p>0.434994</text:p>
              </table:table-cell>
              <table:table-cell office:value-type="float" office:value="0.648464">
                <text:p>0.64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9394">
                <text:p>0.49394</text:p>
              </table:table-cell>
              <table:table-cell office:value-type="float" office:value="0.396358">
                <text:p>0.39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53966">
                <text:p>0.453966</text:p>
              </table:table-cell>
              <table:table-cell office:value-type="float" office:value="0.654065">
                <text:p>0.6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75133">
                <text:p>0.475133</text:p>
              </table:table-cell>
              <table:table-cell office:value-type="float" office:value="0.65973">
                <text:p>0.6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97582">
                <text:p>0.497582</text:p>
              </table:table-cell>
              <table:table-cell office:value-type="float" office:value="0.664749">
                <text:p>0.66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24061">
                <text:p>0.524061</text:p>
              </table:table-cell>
              <table:table-cell office:value-type="float" office:value="0.668674">
                <text:p>0.6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38658">
                <text:p>0.638658</text:p>
              </table:table-cell>
              <table:table-cell office:value-type="float" office:value="0.556221">
                <text:p>0.55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5437">
                <text:p>0.45437</text:p>
              </table:table-cell>
              <table:table-cell office:value-type="float" office:value="0.65418">
                <text:p>0.6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613392">
                <text:p>0.613392</text:p>
              </table:table-cell>
              <table:table-cell office:value-type="float" office:value="0.644029">
                <text:p>0.64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38041">
                <text:p>0.638041</text:p>
              </table:table-cell>
              <table:table-cell office:value-type="float" office:value="0.552705">
                <text:p>0.55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76714">
                <text:p>0.576714</text:p>
              </table:table-cell>
              <table:table-cell office:value-type="float" office:value="0.664892">
                <text:p>0.66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638567">
                <text:p>0.638567</text:p>
              </table:table-cell>
              <table:table-cell office:value-type="float" office:value="0.555662">
                <text:p>0.55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70555">
                <text:p>0.570555</text:p>
              </table:table-cell>
              <table:table-cell office:value-type="float" office:value="0.444696">
                <text:p>0.44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97232">
                <text:p>0.497232</text:p>
              </table:table-cell>
              <table:table-cell office:value-type="float" office:value="0.664682">
                <text:p>0.66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20583">
                <text:p>0.420583</text:p>
              </table:table-cell>
              <table:table-cell office:value-type="float" office:value="0.643976">
                <text:p>0.6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57062">
                <text:p>0.457062</text:p>
              </table:table-cell>
              <table:table-cell office:value-type="float" office:value="0.654937">
                <text:p>0.65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42852">
                <text:p>0.542852</text:p>
              </table:table-cell>
              <table:table-cell office:value-type="float" office:value="0.669538">
                <text:p>0.66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27324">
                <text:p>0.527324</text:p>
              </table:table-cell>
              <table:table-cell office:value-type="float" office:value="0.414101">
                <text:p>0.41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79987">
                <text:p>0.579987</text:p>
              </table:table-cell>
              <table:table-cell office:value-type="float" office:value="0.663873">
                <text:p>0.66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88265">
                <text:p>0.488265</text:p>
              </table:table-cell>
              <table:table-cell office:value-type="float" office:value="0.393694">
                <text:p>0.39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91411">
                <text:p>0.291411</text:p>
              </table:table-cell>
              <table:table-cell office:value-type="float" office:value="0.600236">
                <text:p>0.6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58637">
                <text:p>0.458637</text:p>
              </table:table-cell>
              <table:table-cell office:value-type="float" office:value="0.655376">
                <text:p>0.65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32768">
                <text:p>0.632768</text:p>
              </table:table-cell>
              <table:table-cell office:value-type="float" office:value="0.615628">
                <text:p>0.6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16482">
                <text:p>0.616482</text:p>
              </table:table-cell>
              <table:table-cell office:value-type="float" office:value="0.497813">
                <text:p>0.49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47101">
                <text:p>0.347101</text:p>
              </table:table-cell>
              <table:table-cell office:value-type="float" office:value="0.61943">
                <text:p>0.6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523982">
                <text:p>0.523982</text:p>
              </table:table-cell>
              <table:table-cell office:value-type="float" office:value="0.412142">
                <text:p>0.41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25146">
                <text:p>0.625146</text:p>
              </table:table-cell>
              <table:table-cell office:value-type="float" office:value="0.51384">
                <text:p>0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04431">
                <text:p>0.404431</text:p>
              </table:table-cell>
              <table:table-cell office:value-type="float" office:value="0.362705">
                <text:p>0.3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26801">
                <text:p>0.626801</text:p>
              </table:table-cell>
              <table:table-cell office:value-type="float" office:value="0.627312">
                <text:p>0.62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44256">
                <text:p>0.344256</text:p>
              </table:table-cell>
              <table:table-cell office:value-type="float" office:value="0.618451">
                <text:p>0.6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57269">
                <text:p>0.457269</text:p>
              </table:table-cell>
              <table:table-cell office:value-type="float" office:value="0.654995">
                <text:p>0.65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90193">
                <text:p>0.490193</text:p>
              </table:table-cell>
              <table:table-cell office:value-type="float" office:value="0.663236">
                <text:p>0.66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83222">
                <text:p>0.283222</text:p>
              </table:table-cell>
              <table:table-cell office:value-type="float" office:value="0.597426">
                <text:p>0.5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80961">
                <text:p>0.280961</text:p>
              </table:table-cell>
              <table:table-cell office:value-type="float" office:value="0.335645">
                <text:p>0.33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576442">
                <text:p>0.576442</text:p>
              </table:table-cell>
              <table:table-cell office:value-type="float" office:value="0.449875">
                <text:p>0.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59058">
                <text:p>0.59058</text:p>
              </table:table-cell>
              <table:table-cell office:value-type="float" office:value="0.463795">
                <text:p>0.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20572">
                <text:p>0.420572</text:p>
              </table:table-cell>
              <table:table-cell office:value-type="float" office:value="0.36765">
                <text:p>0.3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53301">
                <text:p>0.453301</text:p>
              </table:table-cell>
              <table:table-cell office:value-type="float" office:value="0.379055">
                <text:p>0.37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65331">
                <text:p>0.365331</text:p>
              </table:table-cell>
              <table:table-cell office:value-type="float" office:value="0.35231">
                <text:p>0.3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69507">
                <text:p>0.169507</text:p>
              </table:table-cell>
              <table:table-cell office:value-type="float" office:value="0.559717">
                <text:p>0.55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32764">
                <text:p>0.432764</text:p>
              </table:table-cell>
              <table:table-cell office:value-type="float" office:value="0.647782">
                <text:p>0.64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15157">
                <text:p>0.415157</text:p>
              </table:table-cell>
              <table:table-cell office:value-type="float" office:value="0.365945">
                <text:p>0.36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44544">
                <text:p>0.444544</text:p>
              </table:table-cell>
              <table:table-cell office:value-type="float" office:value="0.651334">
                <text:p>0.65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07669">
                <text:p>0.607669</text:p>
              </table:table-cell>
              <table:table-cell office:value-type="float" office:value="0.484522">
                <text:p>0.48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15682">
                <text:p>0.415682</text:p>
              </table:table-cell>
              <table:table-cell office:value-type="float" office:value="0.642414">
                <text:p>0.64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96106">
                <text:p>0.496106</text:p>
              </table:table-cell>
              <table:table-cell office:value-type="float" office:value="0.397399">
                <text:p>0.39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36645">
                <text:p>0.336645</text:p>
              </table:table-cell>
              <table:table-cell office:value-type="float" office:value="0.61583">
                <text:p>0.6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87561">
                <text:p>0.387561</text:p>
              </table:table-cell>
              <table:table-cell office:value-type="float" office:value="0.633186">
                <text:p>0.63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